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4788*"/>
    </style:style>
    <style:style style:name="Table105.B" style:family="table-column">
      <style:table-column-properties style:column-width="3.7556in" style:rel-column-width="540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4787*"/>
    </style:style>
    <style:style style:name="Table106.B" style:family="table-column">
      <style:table-column-properties style:column-width="3.7563in" style:rel-column-width="5409*"/>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4838*"/>
    </style:style>
    <style:style style:name="Table108.B" style:family="table-column">
      <style:table-column-properties style:column-width="3.7208in" style:rel-column-width="5358*"/>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Footnote">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text-properties fo:font-weight="normal" style:font-weight-asian="normal" style:font-weight-complex="normal"/>
    </style:style>
    <style:style style:name="P16" style:family="paragraph" style:parent-style-name="Table_20_Contents">
      <style:paragraph-properties fo:text-align="justify"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paragraph-properties fo:text-align="center" style:justify-single-word="false"/>
      <style:text-properties fo:font-style="italic" style:font-style-asian="italic" style:font-style-complex="italic"/>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1"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2" style:family="paragraph" style:parent-style-name="Table_20_Contents">
      <style:text-properties fo:color="#808080" fo:font-size="10pt" style:font-size-asian="10pt" style:font-size-complex="10pt"/>
    </style:style>
    <style:style style:name="P33" style:family="paragraph" style:parent-style-name="Table_20_Contents">
      <style:text-properties fo:color="#808080" fo:font-size="6pt" style:font-size-asian="6pt" style:font-size-complex="6pt"/>
    </style:style>
    <style:style style:name="P34"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38" style:family="paragraph" style:parent-style-name="Table_20_Contents">
      <style:text-properties style:use-window-font-color="true" fo:font-size="10pt" style:font-size-asian="10pt" style:font-size-complex="10pt"/>
    </style:style>
    <style:style style:name="P39" style:family="paragraph" style:parent-style-name="Table_20_Contents">
      <style:text-properties style:use-window-font-color="true" fo:font-size="10pt" fo:font-weight="normal" style:font-size-asian="10pt" style:font-weight-asian="normal" style:font-size-complex="10pt" style:font-weight-complex="normal"/>
    </style:style>
    <style:style style:name="P40" style:family="paragraph" style:parent-style-name="Table_20_Contents">
      <style:text-properties style:use-window-font-color="true" fo:font-size="6pt" style:font-size-asian="6pt" style:font-size-complex="6pt"/>
    </style:style>
    <style:style style:name="P41" style:family="paragraph" style:parent-style-name="Table_20_Contents">
      <style:paragraph-properties fo:text-align="center" style:justify-single-word="false"/>
      <style:text-properties style:font-name="Arial Black" fo:font-size="10pt" style:font-size-asian="10pt" style:font-size-complex="10pt"/>
    </style:style>
    <style:style style:name="P42" style:family="paragraph" style:parent-style-name="Table_20_Contents">
      <style:paragraph-properties fo:text-align="center" style:justify-single-word="false"/>
      <style:text-properties style:font-name="Arial Black" fo:font-size="6pt" style:font-size-asian="6pt" style:font-size-complex="6pt"/>
    </style:style>
    <style:style style:name="P43" style:family="paragraph" style:parent-style-name="Table_20_Contents">
      <style:text-properties fo:font-size="6pt" style:font-size-asian="6pt" style:font-size-complex="6pt"/>
    </style:style>
    <style:style style:name="P44" style:family="paragraph" style:parent-style-name="Code">
      <style:text-properties fo:font-size="12pt" fo:font-weight="bold" style:font-size-asian="12pt" style:font-weight-asian="bold" style:font-size-complex="12pt" style:font-weight-complex="bold"/>
    </style:style>
    <style:style style:name="P45" style:family="paragraph" style:parent-style-name="Code">
      <style:paragraph-properties fo:text-align="justify" style:justify-single-word="false"/>
    </style:style>
    <style:style style:name="P46" style:family="paragraph" style:parent-style-name="Code">
      <style:text-properties style:text-underline-style="solid" style:text-underline-width="auto" style:text-underline-color="font-color" fo:font-weight="bold" style:font-weight-asian="bold" style:font-weight-complex="bold"/>
    </style:style>
    <style:style style:name="P47" style:family="paragraph" style:parent-style-name="Code">
      <style:text-properties style:font-name="Times New Roman" fo:font-size="14pt" style:font-name-asian="SimSun" style:font-size-asian="14pt" style:font-name-complex="Mangal" style:font-size-complex="14pt"/>
    </style:style>
    <style:style style:name="P48" style:family="paragraph" style:parent-style-name="Heading_20_1">
      <style:paragraph-properties fo:text-align="justify" style:justify-single-word="false"/>
    </style:style>
    <style:style style:name="P49" style:family="paragraph" style:parent-style-name="Heading_20_1">
      <style:paragraph-properties fo:break-before="page"/>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7.0602in" style:type="right" style:leader-style="dotted" style:leader-text="."/>
        </style:tab-stops>
      </style:paragraph-properties>
    </style:style>
    <style:style style:name="P52" style:family="paragraph" style:parent-style-name="Contents_20_2">
      <style:paragraph-properties>
        <style:tab-stops>
          <style:tab-stop style:position="6.8839in" style:type="right"/>
        </style:tab-stops>
      </style:paragraph-properties>
    </style:style>
    <style:style style:name="P53" style:family="paragraph" style:parent-style-name="Table_20_Contents">
      <style:paragraph-properties fo:text-align="justify" style:justify-single-word="false"/>
      <style:text-properties fo:font-weight="bold" style:font-weight-asian="bold" style:font-weight-complex="bold"/>
    </style:style>
    <style:style style:name="P54" style:family="paragraph" style:parent-style-name="Table_20_Contents">
      <style:paragraph-properties fo:text-align="justify" style:justify-single-word="false"/>
    </style:style>
    <style:style style:name="P55" style:family="paragraph" style:parent-style-name="Index_20_1">
      <style:paragraph-properties>
        <style:tab-stops>
          <style:tab-stop style:position="7.0807in" style:type="right"/>
        </style:tab-stops>
      </style:paragraph-properties>
    </style:style>
    <style:style style:name="P56" style:family="paragraph" style:parent-style-name="Index_20_Separator">
      <style:paragraph-properties>
        <style:tab-stops/>
      </style:paragraph-properties>
    </style:style>
    <style:style style:name="P57" style:family="paragraph" style:parent-style-name="Text_20_body" style:master-page-name="Standard">
      <style:paragraph-properties style:page-number="auto"/>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paragraph-properties fo:text-align="justify" style:justify-single-word="false"/>
    </style:style>
    <style:style style:name="P61" style:family="paragraph" style:parent-style-name="Text_20_body" style:list-style-name="L3">
      <style:paragraph-properties fo:text-align="justify" style:justify-single-word="false"/>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1">
      <style:paragraph-properties fo:text-align="justify" style:justify-single-word="false"/>
    </style:style>
    <style:style style:name="P64" style:family="paragraph" style:parent-style-name="Text_20_body" style:list-style-name="L8">
      <style:paragraph-properties fo:text-align="justify" style:justify-single-word="false"/>
    </style:style>
    <style:style style:name="P65" style:family="paragraph" style:parent-style-name="Text_20_body" style:list-style-name="L10">
      <style:paragraph-properties fo:text-align="justify" style:justify-single-word="false"/>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4">
      <style:paragraph-properties fo:text-align="justify" style:justify-single-word="false"/>
    </style:style>
    <style:style style:name="P69" style:family="paragraph" style:parent-style-name="Text_20_body" style:list-style-name="L15">
      <style:paragraph-properties fo:text-align="justify" style:justify-single-word="false"/>
    </style:style>
    <style:style style:name="P70" style:family="paragraph" style:parent-style-name="Text_20_body" style:list-style-name="L16">
      <style:paragraph-properties fo:text-align="justify" style:justify-single-word="false"/>
    </style:style>
    <style:style style:name="P71" style:family="paragraph" style:parent-style-name="Text_20_body" style:list-style-name="L17">
      <style:paragraph-properties fo:text-align="justify" style:justify-single-word="false"/>
    </style:style>
    <style:style style:name="P72" style:family="paragraph" style:parent-style-name="Text_20_body" style:list-style-name="L18">
      <style:paragraph-properties fo:text-align="justify" style:justify-single-word="false"/>
    </style:style>
    <style:style style:name="P73" style:family="paragraph" style:parent-style-name="Text_20_body" style:list-style-name="L19">
      <style:paragraph-properties fo:text-align="justify" style:justify-single-word="false"/>
    </style:style>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9"/>
    <style:style style:name="P79" style:family="paragraph" style:parent-style-name="Text_20_body" style:list-style-name="L12"/>
    <style:style style:name="P80" style:family="paragraph" style:parent-style-name="Text_20_body">
      <style:text-properties style:use-window-font-color="true"/>
    </style:style>
    <style:style style:name="P81"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82"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3" style:family="paragraph" style:parent-style-name="Text_20_body">
      <style:paragraph-properties fo:text-align="center" style:justify-single-word="false"/>
      <style:text-properties fo:color="#ffffff"/>
    </style:style>
    <style:style style:name="P84" style:family="paragraph" style:parent-style-name="Text_20_body">
      <style:paragraph-properties fo:break-before="page"/>
      <style:text-properties style:use-window-font-color="tru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T15" style:family="text">
      <style:text-properties fo:font-size="8pt" fo:font-style="italic" style:font-size-asian="8pt" style:font-style-asian="italic" style:font-size-complex="8pt" style:font-style-complex="italic"/>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Text_20_body"/>
      <text:p text:style-name="Text_20_body"/>
      <text:p text:style-name="Text_20_body"/>
      <text:p text:style-name="P5">The fOOrth User's Guide</text:p>
      <text:p text:style-name="Subtitle">An RPN, object oriented language that is not FORTH.</text:p>
      <text:p text:style-name="Subtitle">by Peter Camilleri </text:p>
      <text:p text:style-name="Text_20_body"/>
      <text:p text:style-name="P2">Last Update: April 18, 2015</text:p>
      <text:p text:style-name="P2">Covering fOOrth version 0.0.3</text:p>
      <text:p text:style-name="P2">Status: Unpublished.</text:p>
      <text:p text:style-name="Text_20_body"/>
      <text:p text:style-name="Text_20_body"/>
      <text:p text:style-name="Text_20_body"/>
      <text:p text:style-name="P84"/>
      <text:p text:style-name="P80"/>
      <text:p text:style-name="P80"/>
      <text:p text:style-name="P81"/>
      <text:p text:style-name="P81"/>
      <text:p text:style-name="P81"/>
      <text:p text:style-name="P81"/>
      <text:p text:style-name="P81"/>
      <text:p text:style-name="P81"/>
      <text:p text:style-name="P81"/>
      <text:p text:style-name="P81"/>
      <text:p text:style-name="P82">This page is left blank.</text:p>
      <text:p text:style-name="P83"><text:span text:style-name="T15">For the sake of harmony.</text:span></text:p>
      <text:p text:style-name="P82">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0">Table of Contents</text:p>
          </text:index-title>
          <text:p text:style-name="P51">The MIT License (MIT).<text:tab/>5</text:p>
          <text:p text:style-name="P51">Introduction<text:tab/>6</text:p>
          <text:p text:style-name="P52">About the name fOOrth<text:tab/>6</text:p>
          <text:p text:style-name="P52">How fOOrth came to be<text:tab/>6</text:p>
          <text:p text:style-name="P52">Goals and Principles<text:tab/>7</text:p>
          <text:p text:style-name="P52">Report Card<text:tab/>8</text:p>
          <text:p text:style-name="P52">Special Note of Thanks<text:tab/>9</text:p>
          <text:p text:style-name="P51">Installation<text:tab/>10</text:p>
          <text:p text:style-name="P52">Ruby<text:tab/>10</text:p>
          <text:p text:style-name="P52">fOOrth<text:tab/>10</text:p>
          <text:p text:style-name="P52">Running fOOrth<text:tab/>11</text:p>
          <text:p text:style-name="P52">Testing<text:tab/>11</text:p>
          <text:p text:style-name="P52">Source Archive<text:tab/>11</text:p>
          <text:p text:style-name="P51">First Steps<text:tab/>12</text:p>
          <text:p text:style-name="P51">The Syntax and Style of fOOrth<text:tab/>14</text:p>
          <text:p text:style-name="P52">Syntax<text:tab/>14</text:p>
          <text:p text:style-name="P52">Spaces<text:tab/>14</text:p>
          <text:p text:style-name="P52">Comments<text:tab/>14</text:p>
          <text:p text:style-name="P52">String Literals<text:tab/>14</text:p>
          <text:p text:style-name="P52">Numeric Literals<text:tab/>15</text:p>
          <text:p text:style-name="P51">A fOOrth Calculator<text:tab/>16</text:p>
          <text:p text:style-name="P52">The Basics<text:tab/>16</text:p>
          <text:p text:style-name="P52">Stack Manipulation<text:tab/>17</text:p>
          <text:p text:style-name="P52">Programming<text:tab/>19</text:p>
          <text:p text:style-name="P52">Control Structures<text:tab/>20</text:p>
          <text:p text:style-name="P52">Data Memory<text:tab/>24</text:p>
          <text:p text:style-name="P51">Data Storage in fOOrth<text:tab/>25</text:p>
          <text:p text:style-name="P52">Typing<text:tab/>25</text:p>
          <text:p text:style-name="P52">Declarations<text:tab/>25</text:p>
          <text:p text:style-name="P52">Scoping<text:tab/>25</text:p>
          <text:p text:style-name="P52">Referencing<text:tab/>26</text:p>
          <text:p text:style-name="P52">Mutation<text:tab/>27</text:p>
          <text:p text:style-name="P51">Cloning Data<text:tab/>29</text:p>
          <text:p text:style-name="P52">Deep vs Shallow Copy<text:tab/>29</text:p>
          <text:p text:style-name="P52">Permissive Copying<text:tab/>31</text:p>
          <text:p text:style-name="P51">Handling Exceptions<text:tab/>32</text:p>
          <text:p text:style-name="P52">The Nature of Exceptions in fOOrth<text:tab/>32</text:p>
          <text:p text:style-name="P52">Handling Errors<text:tab/>32</text:p>
          <text:p text:style-name="P52">Generating Errors<text:tab/>37</text:p>
          <text:p text:style-name="P52">fOOrth Native Exception Codes:<text:tab/>38</text:p>
          <text:p text:style-name="P52">Application Error Codes:<text:tab/>39</text:p>
          <text:p text:style-name="P52">Ruby Mapped Exception Codes:<text:tab/>39</text:p>
          <text:p text:style-name="P51">The Class Tree<text:tab/>45</text:p>
          <text:p text:style-name="P52">A Brief Overview<text:tab/>45</text:p>
          <text:p text:style-name="P51">Method Mapping<text:tab/>47</text:p>
          <text:p text:style-name="P51">Routing<text:tab/>48</text:p>
          <text:p text:style-name="P52">Routing Internals<text:tab/>49</text:p>
          <text:p text:style-name="P51">Array<text:tab/>51</text:p>
          <text:p text:style-name="P52">Array Literals<text:tab/>51</text:p>
          <text:p text:style-name="P52">Class Methods<text:tab/>52</text:p>
          <text:p text:style-name="P52">Instance Methods<text:tab/>53</text:p>
          <text:p text:style-name="P52">See Also<text:tab/>61</text:p>
          <text:p text:style-name="P51">Class<text:tab/>62</text:p>
          <text:p text:style-name="P52">Instance Methods<text:tab/>62</text:p>
          <text:p text:style-name="P52">Commands<text:tab/>63</text:p>
          <text:p text:style-name="P52">See Also<text:tab/>64</text:p>
          <text:p text:style-name="P51">Complex<text:tab/>65</text:p>
          <text:p text:style-name="P52">Complex Literals<text:tab/>65</text:p>
          <text:p text:style-name="P52">Instance Methods<text:tab/>66</text:p>
          <text:p text:style-name="P52">Instance Stubs<text:tab/>66</text:p>
          <text:p text:style-name="P52">See Also<text:tab/>67</text:p>
          <text:p text:style-name="P51">FalseClass<text:tab/>68</text:p>
          <text:p text:style-name="P52">Instance Methods<text:tab/>68</text:p>
          <text:p text:style-name="P52">See Also<text:tab/>69</text:p>
          <text:p text:style-name="P51">Float<text:tab/>70</text:p>
          <text:p text:style-name="P52">Float Literals<text:tab/>70</text:p>
          <text:p text:style-name="P52">See Also<text:tab/>70</text:p>
          <text:p text:style-name="P51">Hash<text:tab/>71</text:p>
          <text:p text:style-name="P52">Hash Literals<text:tab/>71</text:p>
          <text:p text:style-name="P52">Instance Methods<text:tab/>71</text:p>
          <text:p text:style-name="P52">See Also<text:tab/>73</text:p>
          <text:p text:style-name="P51">InStream<text:tab/>74</text:p>
          <text:p text:style-name="P52">Class Methods<text:tab/>74</text:p>
          <text:p text:style-name="P52">Instance Methods<text:tab/>74</text:p>
          <text:p text:style-name="P52">Class Stubs<text:tab/>74</text:p>
          <text:p text:style-name="P52">See Also<text:tab/>74</text:p>
          <text:p text:style-name="P51">Integer<text:tab/>75</text:p>
          <text:p text:style-name="P52">Integer Literals<text:tab/>75</text:p>
          <text:p text:style-name="P52">Instance Methods<text:tab/>75</text:p>
          <text:p text:style-name="P52">See Also<text:tab/>76</text:p>
          <text:p text:style-name="P51">MaxNumeric<text:tab/>77</text:p>
          <text:p text:style-name="P52">MaxNumeric Literals<text:tab/>77</text:p>
          <text:p text:style-name="P52">Instance Methods<text:tab/>77</text:p>
          <text:p text:style-name="P51">MinNumeric<text:tab/>78</text:p>
          <text:p text:style-name="P52"><text:soft-page-break/>Min Numeric Literals<text:tab/>78</text:p>
          <text:p text:style-name="P52">Instance Methods<text:tab/>78</text:p>
          <text:p text:style-name="P51">NilClass<text:tab/>79</text:p>
          <text:p text:style-name="P52">Instance Methods<text:tab/>79</text:p>
          <text:p text:style-name="P52">See Also<text:tab/>80</text:p>
          <text:p text:style-name="P51">Numeric<text:tab/>81</text:p>
          <text:p text:style-name="P52">Instance Methods<text:tab/>81</text:p>
          <text:p text:style-name="P52">See Also<text:tab/>83</text:p>
          <text:p text:style-name="P51">Object<text:tab/>84</text:p>
          <text:p text:style-name="P52">Instance Methods<text:tab/>84</text:p>
          <text:p text:style-name="P52">See Also<text:tab/>93</text:p>
          <text:p text:style-name="P51">OutStream<text:tab/>94</text:p>
          <text:p text:style-name="P52">Class Methods<text:tab/>94</text:p>
          <text:p text:style-name="P52">Instance Methods<text:tab/>94</text:p>
          <text:p text:style-name="P52">Class Stubs<text:tab/>94</text:p>
          <text:p text:style-name="P52">See Also<text:tab/>95</text:p>
          <text:p text:style-name="P51">Procedure<text:tab/>96</text:p>
          <text:p text:style-name="P52">Procedure Literals<text:tab/>96</text:p>
          <text:p text:style-name="P52">Instance Methods<text:tab/>96</text:p>
          <text:p text:style-name="P52">See Also<text:tab/>96</text:p>
          <text:p text:style-name="P51">Queue<text:tab/>97</text:p>
          <text:p text:style-name="P52">Instance Methods<text:tab/>97</text:p>
          <text:p text:style-name="P52">See Also<text:tab/>97</text:p>
          <text:p text:style-name="P51">Rational<text:tab/>98</text:p>
          <text:p text:style-name="P52">Rational Literals<text:tab/>98</text:p>
          <text:p text:style-name="P52">Instance Methods<text:tab/>98</text:p>
          <text:p text:style-name="P52">See Also<text:tab/>99</text:p>
          <text:p text:style-name="P51">Stack<text:tab/>100</text:p>
          <text:p text:style-name="P52">Instance Methods<text:tab/>100</text:p>
          <text:p text:style-name="P52">See Also<text:tab/>100</text:p>
          <text:p text:style-name="P51">String<text:tab/>101</text:p>
          <text:p text:style-name="P52">String Literals<text:tab/>101</text:p>
          <text:p text:style-name="P52">Instance Methods<text:tab/>101</text:p>
          <text:p text:style-name="P52">See Also<text:tab/>102</text:p>
          <text:p text:style-name="P51">Thread<text:tab/>103</text:p>
          <text:p text:style-name="P52">Class Methods<text:tab/>103</text:p>
          <text:p text:style-name="P52">Instance Methods<text:tab/>103</text:p>
          <text:p text:style-name="P52">See Also<text:tab/>103</text:p>
          <text:p text:style-name="P51">TrueClass<text:tab/>104</text:p>
          <text:p text:style-name="P52">See Also<text:tab/>104</text:p>
          <text:p text:style-name="P51">VirtualMachine<text:tab/>105</text:p>
          <text:p text:style-name="P52">Instance Methods<text:tab/>105</text:p>
          <text:p text:style-name="P52">Commands<text:tab/>110</text:p>
          <text:p text:style-name="P52">See Also<text:tab/>111</text:p>
          <text:p text:style-name="P51">Appendix A – Symbol Glossary<text:tab/>112</text:p>
          <text:p text:style-name="P51">Appendix B – Regular Expressions<text:tab/>114</text:p>
          <text:p text:style-name="P51">Edit History:<text:tab/>117</text:p>
        </text:index-body>
      </text:table-of-content>
      <text:p text:style-name="Text_20_body"/>
      <text:h text:style-name="P49"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8"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9133422663466126388" text:style-name="L1">
        <text:list-item>
          <text:p text:style-name="P58">A Simple, Easy-to-Understand syntax that is none the less, Expressive and Compact:</text:p>
        </text:list-item>
      </text:list>
      <text:list xml:id="list2488454423984760446" text:style-name="L2">
        <text:list-item>
          <text:list>
            <text:list-item>
              <text:p text:style-name="P59">Source code in fOOrth is free-form with no line oriented limitations or rules.</text:p>
            </text:list-item>
            <text:list-item>
              <text:p text:style-name="P59">Support is given to the easy representation of common literal data such as strings, integers, floating point numbers, rational numbers, and complex numbers.</text:p>
            </text:list-item>
          </text:list>
        </text:list-item>
      </text:list>
      <text:list xml:id="list31386329" text:continue-list="list9133422663466126388" text:style-name="L1">
        <text:list-item>
          <text:p text:style-name="P58">Safe Data and Data Structures:</text:p>
        </text:list-item>
      </text:list>
      <text:list xml:id="list5631168206492737306" text:style-name="L3">
        <text:list-item>
          <text:list>
            <text:list-item>
              <text:p text:style-name="P61">Simple, reliable arithmetic. In fOOrth, integer operations never overflow. Rational values can be represented exactly, complex numbers are supported, and conversions between numeric types are simple.</text:p>
            </text:list-item>
            <text:list-item>
              <text:p text:style-name="P61"><text:soft-page-break/>Strings grow as needed without the need to allocate space or worry about overflow.</text:p>
            </text:list-item>
            <text:list-item>
              <text:p text:style-name="P61">Data containers such as arrays and hashes grow as needed. Out of range subscripts cannot access undefined memory regions. </text:p>
            </text:list-item>
          </text:list>
        </text:list-item>
      </text:list>
      <text:list xml:id="list31386825" text:continue-list="list31386329" text:style-name="L1">
        <text:list-item>
          <text:p text:style-name="P58">Message Passing:</text:p>
        </text:list-item>
      </text:list>
      <text:list xml:id="list6035733338959835467" text:style-name="L4">
        <text:list-item>
          <text:list>
            <text:list-item>
              <text:p text:style-name="P74">In fOOrth all actions take the form of messages sent to a receiver.</text:p>
            </text:list-item>
            <text:list-item>
              <text:p text:style-name="P74">The routing of messages is specified by the exact type of the message.</text:p>
            </text:list-item>
            <text:list-item>
              <text:p text:style-name="P74">Message receivers include data items on the stack as well as the virtual machine object associated with the current thread of execution.</text:p>
            </text:list-item>
            <text:list-item>
              <text:p text:style-name="P74">Messages for which no routing specification can be found, generate an error at compile time.</text:p>
            </text:list-item>
          </text:list>
        </text:list-item>
      </text:list>
      <text:list xml:id="list31391806" text:continue-list="list31386825" text:style-name="L1">
        <text:list-item>
          <text:p text:style-name="P58">Object Oriented Design:</text:p>
        </text:list-item>
      </text:list>
      <text:list xml:id="list4902093748286240125" text:style-name="L5">
        <text:list-item>
          <text:list>
            <text:list-item>
              <text:p text:style-name="P62">Support class based inheritance, with a non-cyclic (single inheritance) tree derived from a common base Object class.</text:p>
            </text:list-item>
            <text:list-item>
              <text:p text:style-name="P75">Support late binding and polymorphism through message interface compatibility or “duck” typing.</text:p>
            </text:list-item>
          </text:list>
        </text:list-item>
      </text:list>
      <text:list xml:id="list31403012" text:continue-list="list31391806" text:style-name="L1">
        <text:list-item>
          <text:p text:style-name="P58">Meta programming: </text:p>
        </text:list-item>
      </text:list>
      <text:list xml:id="list7069519469328498382" text:style-name="L6">
        <text:list-item>
          <text:list>
            <text:list-item>
              <text:p text:style-name="P76">Support extensible language constructs by making the compiler an accessible part of the system.</text:p>
            </text:list-item>
          </text:list>
        </text:list-item>
      </text:list>
      <text:list xml:id="list31400051" text:continue-list="list31403012" text:style-name="L1">
        <text:list-item>
          <text:p text:style-name="P58">Reliability:</text:p>
        </text:list-item>
      </text:list>
      <text:list xml:id="list3149759825777375976" text:style-name="L7">
        <text:list-item>
          <text:list>
            <text:list-item>
              <text:p text:style-name="P77">Errors should be detected as soon as possible. </text:p>
            </text:list-item>
            <text:list-item>
              <text:p text:style-name="P77">Language constructs should not be designed in a way that causes simple coding errors to spin off into infinite loops. </text:p>
            </text:list-item>
          </text:list>
        </text:list-item>
      </text:list>
      <text:list xml:id="list31399251" text:continue-list="list31400051" text:style-name="L1">
        <text:list-item>
          <text:p text:style-name="P63">Building on the host language:</text:p>
        </text:list-item>
      </text:list>
      <text:list xml:id="list4513236857971531804" text:style-name="L8">
        <text:list-item>
          <text:list>
            <text:list-item>
              <text:p text:style-name="P6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4394720"/>Thanks<text:alphabetical-index-mark-end text:id="IMark15439472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742778783308554462" text:style-name="L9">
        <text:list-item>
          <text:p text:style-name="P78">ruby 1.9.3p484 (2013-11-22) [i386-mingw32]</text:p>
        </text:list-item>
        <text:list-item>
          <text:p text:style-name="P78">ruby 2.1.5p273 (2014-11-13 revision 48405) [i386-mingw32]</text:p>
        </text:list-item>
        <text:list-item>
          <text:p text:style-name="P78">Rubinius – to be tested!</text:p>
        </text:list-item>
        <text:list-item>
          <text:p text:style-name="P7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54394720"/>Rake<text:alphabetical-index-mark-end text:id="IMark15439472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4394720"/>Demo.rb<text:alphabetical-index-mark-end text:id="IMark15439472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4394720"/>Testing<text:alphabetical-index-mark-end text:id="IMark154394720"/></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2" text:outline-level="2">Source <text:alphabetical-index-mark-start text:id="IMark154394720"/>Archive<text:alphabetical-index-mark-end text:id="IMark154394720"/></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4"><text:alphabetical-index-mark-start text:id="IMark260989360"/>drop<text:alphabetical-index-mark-end text:id="IMark26098936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5">&gt;</text:p>
          </table:table-cell>
        </table:table-row>
        <table:table-row table:style-name="Table54.1">
          <table:table-cell table:style-name="Table54.A2" office:value-type="string">
            <text:p text:style-name="P14"><text:alphabetical-index-mark-start text:id="IMark260989360"/>dup<text:alphabetical-index-mark-end text:id="IMark26098936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5">&gt;</text:p>
          </table:table-cell>
        </table:table-row>
        <table:table-row table:style-name="Table54.1">
          <table:table-cell table:style-name="Table54.A2" office:value-type="string">
            <text:p text:style-name="P14"><text:alphabetical-index-mark-start text:id="IMark260989360"/>nip<text:alphabetical-index-mark-end text:id="IMark26098936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5">&gt;</text:p>
          </table:table-cell>
        </table:table-row>
        <table:table-row table:style-name="Table54.1">
          <table:table-cell table:style-name="Table54.A2" office:value-type="string">
            <text:p text:style-name="P14"><text:alphabetical-index-mark-start text:id="IMark260989360"/>over<text:alphabetical-index-mark-end text:id="IMark26098936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4"><text:alphabetical-index-mark-start text:id="IMark260989360"/>pick<text:alphabetical-index-mark-end text:id="IMark26098936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60989360"/>swap<text:alphabetical-index-mark-end text:id="IMark26098936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5">&gt;</text:p>
          </table:table-cell>
        </table:table-row>
        <table:table-row table:style-name="Table54.1">
          <table:table-cell table:style-name="Table54.A2" office:value-type="string">
            <text:p text:style-name="P14"><text:alphabetical-index-mark-start text:id="IMark260989360"/>tuck<text:alphabetical-index-mark-end text:id="IMark26098936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186591098109479587" text:style-name="L10">
        <text:list-item>
          <text:p text:style-name="P65">To store return addresses for word calls. In fOOrth this is handled by the Ruby virtual machine.</text:p>
        </text:list-item>
        <text:list-item>
          <text:p text:style-name="P65">To store context for control structures. In fOOrth the context mechanism provides for a far richer and more reliable set of control, compile, and data structures.</text:p>
        </text:list-item>
        <text:list-item>
          <text:p text:style-name="P6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1006132"/>if<text:alphabetical-index-mark-end text:id="IMark26100613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261006132"/>else<text:alphabetical-index-mark-end text:id="IMark261006132"/>” and “<text:alphabetical-index-mark-start text:id="IMark261005988"/>then<text:alphabetical-index-mark-end text:id="IMark26100598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61005988"/>switch<text:alphabetical-index-mark-end text:id="IMark26100598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61005988"/>do<text:alphabetical-index-mark-end text:id="IMark261005988"/>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61005988"/>loop<text:alphabetical-index-mark-end text:id="IMark261005988"/>” commands mark the boundaries of the loop; The “<text:alphabetical-index-mark-start text:id="IMark261006132"/>i<text:alphabetical-index-mark-end text:id="IMark261006132"/>” command is used to retrieve the current loop counter value. For nested loops, the “<text:alphabetical-index-mark-start text:id="IMark261005508"/>j<text:alphabetical-index-mark-end text:id="IMark261005508"/>” command retrieves the value of the outer loops counter value. <text:s/>By default, the “loop” command adds one to the loop value. For more flexible looping, the “<text:alphabetical-index-mark-start text:id="IMark261007572"/>+loop<text:alphabetical-index-mark-end text:id="IMark2610075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61007572"/>-i<text:alphabetical-index-mark-end text:id="IMark261007572"/> and <text:alphabetical-index-mark-start text:id="IMark261005508"/>-j<text:alphabetical-index-mark-end text:id="IMark26100550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261005508"/>begin<text:alphabetical-index-mark-end text:id="IMark261005508"/>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551608555797701063" text:style-name="L11">
        <text:list-item>
          <text:p text:style-name="P66">begin … <text:alphabetical-index-mark-start text:id="IMark261006132"/>until<text:alphabetical-index-mark-end text:id="IMark261006132"/> – loops until the top of stack is true.</text:p>
        </text:list-item>
        <text:list-item>
          <text:p text:style-name="P66">begin … <text:alphabetical-index-mark-start text:id="IMark261005508"/>again<text:alphabetical-index-mark-end text:id="IMark261005508"/> – loops indefinitely </text:p>
        </text:list-item>
        <text:list-item>
          <text:p text:style-name="P66">begin … <text:alphabetical-index-mark-start text:id="IMark261006132"/>repeat<text:alphabetical-index-mark-end text:id="IMark26100613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61006132"/>Typing<text:alphabetical-index-mark-end text:id="IMark26100613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61006132"/>Duck Typing<text:alphabetical-index-mark-end text:id="IMark261006132"/><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1006132"/>Declarations<text:alphabetical-index-mark-end text:id="IMark26100613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261006132"/>Scoping<text:alphabetical-index-mark-end text:id="IMark261006132"/></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261006132"/><text:span text:style-name="T7">val:</text:span><text:alphabetical-index-mark-end text:id="IMark261006132"/> and <text:alphabetical-index-mark-start text:id="IMark261007572"/><text:span text:style-name="T7">var:</text:span><text:alphabetical-index-mark-end text:id="IMark26100757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61007572"/><text:span text:style-name="T7">.init</text:span><text:alphabetical-index-mark-end text:id="IMark261007572"/> method being the most popular since it is called to initialize a new instance of the object.</text:p>
      <text:p text:style-name="P3">Methods: <text:alphabetical-index-mark-start text:id="IMark261007572"/><text:span text:style-name="T7">val@:</text:span><text:alphabetical-index-mark-end text:id="IMark261007572"/> and <text:alphabetical-index-mark-start text:id="IMark261006132"/><text:span text:style-name="T7">var@:</text:span><text:alphabetical-index-mark-end text:id="IMark261006132"/></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261006132"/><text:span text:style-name="T7">val#:</text:span><text:alphabetical-index-mark-end text:id="IMark261006132"/> and <text:alphabetical-index-mark-start text:id="IMark261007572"/><text:span text:style-name="T7">var#:</text:span><text:alphabetical-index-mark-end text:id="IMark26100757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61007572"/><text:span text:style-name="T7">val$:</text:span><text:alphabetical-index-mark-end text:id="IMark261007572"/> and <text:alphabetical-index-mark-start text:id="IMark261006132"/><text:span text:style-name="T7">var$:</text:span><text:alphabetical-index-mark-end text:id="IMark261006132"/></text:p>
      <text:p text:style-name="P3">Regex for valid local variable names: <text:span text:style-name="T7">/^\$[a-z][a-z0-9_]*$/</text:span></text:p>
      <text:p text:style-name="Text_20_body">Notes:</text:p>
      <text:p text:style-name="Text_20_body"/>
      <text:h text:style-name="Heading_20_2" text:outline-level="2"><text:alphabetical-index-mark-start text:id="IMark261006132"/>Referencing<text:alphabetical-index-mark-end text:id="IMark26100613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4">Task</text:p>
          </table:table-cell>
          <table:table-cell table:style-name="Table56.A1" office:value-type="string">
            <text:p text:style-name="P25">var</text:p>
          </table:table-cell>
          <table:table-cell table:style-name="Table56.C1" office:value-type="string">
            <text:p text:style-name="P25">val</text:p>
          </table:table-cell>
        </table:table-row>
        <table:table-row>
          <table:table-cell table:style-name="Table56.A2" office:value-type="string">
            <text:p text:style-name="P14">Sample Declarations</text:p>
          </table:table-cell>
          <table:table-cell table:style-name="Table56.A2" office:value-type="string">
            <text:p text:style-name="P10">0 var: score</text:p>
          </table:table-cell>
          <table:table-cell table:style-name="Table56.C2" office:value-type="string">
            <text:p text:style-name="P10">10 val: max_score</text:p>
          </table:table-cell>
        </table:table-row>
        <table:table-row>
          <table:table-cell table:style-name="Table56.A3" office:value-type="string">
            <text:p text:style-name="P14">Just what is being declared?</text:p>
          </table:table-cell>
          <table:table-cell table:style-name="Table56.A2" office:value-type="string">
            <text:p text:style-name="P24">A method (called score) that pushes a reference to the value onto the stack.</text:p>
          </table:table-cell>
          <table:table-cell table:style-name="Table56.C2" office:value-type="string">
            <text:p text:style-name="P24">A method (called max_score) that pushes the value onto the stack.</text:p>
          </table:table-cell>
        </table:table-row>
        <table:table-row>
          <table:table-cell table:style-name="Table56.A2" office:value-type="string">
            <text:p text:style-name="P14">Retrieve the value of the variable.</text:p>
          </table:table-cell>
          <table:table-cell table:style-name="Table56.A2" office:value-type="string">
            <text:p text:style-name="P10">score @</text:p>
          </table:table-cell>
          <table:table-cell table:style-name="Table56.C2" office:value-type="string">
            <text:p text:style-name="P10">max_score </text:p>
          </table:table-cell>
        </table:table-row>
        <table:table-row>
          <table:table-cell table:style-name="Table56.A2" office:value-type="string">
            <text:p text:style-name="P14">Update the value of the variable.</text:p>
          </table:table-cell>
          <table:table-cell table:style-name="Table56.A2" office:value-type="string">
            <text:p text:style-name="P10">1 score !</text:p>
          </table:table-cell>
          <table:table-cell table:style-name="Table56.C2" office:value-type="string">
            <text:p text:style-name="P10">--<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4">Get a reference to the variable.</text:p>
          </table:table-cell>
          <table:table-cell table:style-name="Table56.A2" office:value-type="string">
            <text:p text:style-name="P10">score</text:p>
          </table:table-cell>
          <table:table-cell table:style-name="Table56.C2" office:value-type="string">
            <text:p text:style-name="P10">--<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1006132"/>Mutation<text:alphabetical-index-mark-end text:id="IMark261006132"/></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1">Method</text:p>
          </table:table-cell>
          <table:table-cell table:style-name="Table57.B1" office:value-type="string">
            <text:p text:style-name="P11">Stack Before</text:p>
          </table:table-cell>
          <table:table-cell table:style-name="Table57.B1" office:value-type="string">
            <text:p text:style-name="P11">Stack After</text:p>
          </table:table-cell>
          <table:table-cell table:style-name="Table57.A1" office:value-type="string">
            <text:p text:style-name="P13">Description</text:p>
          </table:table-cell>
          <table:table-cell table:style-name="Table57.A1" office:value-type="string">
            <text:p text:style-name="P11">Time Used</text:p>
          </table:table-cell>
          <table:table-cell table:style-name="Table57.F1" office:value-type="string">
            <text:p text:style-name="P11">Copy Depth</text:p>
          </table:table-cell>
        </table:table-row>
        <table:table-row>
          <table:table-cell table:style-name="Table57.A2" office:value-type="string">
            <text:p text:style-name="P21">dup</text:p>
          </table:table-cell>
          <table:table-cell table:style-name="Table57.A2" office:value-type="string">
            <text:p text:style-name="P21">x</text:p>
          </table:table-cell>
          <table:table-cell table:style-name="Table57.A2" office:value-type="string">
            <text:p text:style-name="P21">x x</text:p>
          </table:table-cell>
          <table:table-cell table:style-name="Table57.A2" office:value-type="string">
            <text:p text:style-name="P14">Duplicate the data without any copying.</text:p>
          </table:table-cell>
          <table:table-cell table:style-name="Table57.A2" office:value-type="string">
            <text:p text:style-name="P10">Least</text:p>
          </table:table-cell>
          <table:table-cell table:style-name="Table57.F2" office:value-type="string">
            <text:p text:style-name="P10">None</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4">Duplicate the data with a shallow copy.</text:p>
          </table:table-cell>
          <table:table-cell table:style-name="Table57.E3" table:number-rows-spanned="2" office:value-type="string">
            <text:p text:style-name="P10">Moderate</text:p>
          </table:table-cell>
          <table:table-cell table:style-name="Table57.F3" table:number-rows-spanned="2" office:value-type="string">
            <text:p text:style-name="P10">One Level</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4">Replace the data with a shallow copy.</text:p>
          </table:table-cell>
          <table:covered-table-cell/>
          <table:covered-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4">Duplicate the data with a deep copy.</text:p>
          </table:table-cell>
          <table:table-cell table:style-name="Table57.E3" table:number-rows-spanned="2" office:value-type="string">
            <text:p text:style-name="P10">Most</text:p>
          </table:table-cell>
          <table:table-cell table:style-name="Table57.F3" table:number-rows-spanned="2" office:value-type="string">
            <text:p text:style-name="P10">All Levels</text:p>
          </table: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4">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5684643788843296886" text:style-name="L12">
        <text:list-item>
          <text:p text:style-name="P79">No Copying</text:p>
        </text:list-item>
        <text:list-item>
          <text:p text:style-name="P79">Shallow Copying</text:p>
        </text:list-item>
        <text:list-item>
          <text:p text:style-name="P7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1006132"/>try<text:alphabetical-index-mark-end text:id="IMark261006132"/> block</text:h>
      <text:p text:style-name="P3">The bare basics of an exception handled code block is:</text:p>
      <text:p text:style-name="Code"/>
      <text:p text:style-name="Code">try (dangerous code here) <text:alphabetical-index-mark-start text:id="IMark261006132"/>catch<text:alphabetical-index-mark-end text:id="IMark261006132"/>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261006132"/>?"<text:alphabetical-index-mark-end text:id="IMark26100613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61006132"/>bounce<text:alphabetical-index-mark-end text:id="IMark261006132"/>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261006132"/>bounce<text:alphabetical-index-mark-end text:id="IMark261006132"/>”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1006132"/>finally<text:alphabetical-index-mark-end text:id="IMark261006132"/>”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0740476"/>try<text:alphabetical-index-mark-end text:id="IMark230740476"/></text:p>
      <text:p text:style-name="Code"><text:s text:c="2"/>(dangerous code)</text:p>
      <text:p text:style-name="Code">(optional) <text:alphabetical-index-mark-start text:id="IMark230740476"/>catch<text:alphabetical-index-mark-end text:id="IMark230740476"/></text:p>
      <text:p text:style-name="Code"><text:s text:c="2"/>(exception handler with optional <text:alphabetical-index-mark-start text:id="IMark230740476"/>?"<text:alphabetical-index-mark-end text:id="IMark230740476"/>Exx" and <text:alphabetical-index-mark-start text:id="IMark261006132"/>bounce<text:alphabetical-index-mark-end text:id="IMark261006132"/>)</text:p>
      <text:p text:style-name="Code">(optional) <text:alphabetical-index-mark-start text:id="IMark261006132"/>finally<text:alphabetical-index-mark-end text:id="IMark261006132"/></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1006132"/>throw"<text:alphabetical-index-mark-end text:id="IMark261006132"/>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61006132"/>.throw<text:alphabetical-index-mark-end text:id="IMark261006132"/></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7">Code</text:p>
            </table:table-cell>
            <table:covered-table-cell/>
            <table:covered-table-cell/>
            <table:table-cell table:style-name="Table21.D1" office:value-type="string">
              <text:p text:style-name="P26">Description</text:p>
            </table:table-cell>
          </table:table-row>
        </table:table-header-rows>
        <table:table-row table:style-name="Table21.1">
          <table:table-cell table:style-name="Table21.A2" office:value-type="string">
            <text:p text:style-name="P29">F</text:p>
          </table:table-cell>
          <table:table-cell table:style-name="Table21.A2" office:value-type="string">
            <text:p text:style-name="P29"/>
          </table:table-cell>
          <table:table-cell table:style-name="Table21.A2" office:value-type="string">
            <text:p text:style-name="P29"/>
          </table:table-cell>
          <table:table-cell table:style-name="Table21.D2" office:value-type="string">
            <text:p text:style-name="P32">Generic fOOrth Native Exception Code for All Errors.</text:p>
          </table:table-cell>
        </table:table-row>
        <table:table-row table:style-name="Table21.1">
          <table:table-cell table:style-name="Table21.A2" office:value-type="string">
            <text:p text:style-name="P31"/>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3"/>
          </table:table-cell>
        </table:table-row>
        <table:table-row table:style-name="Table21.1">
          <table:table-cell table:style-name="Table21.A2" office:value-type="string">
            <text:p text:style-name="P29">F</text:p>
          </table:table-cell>
          <table:table-cell table:style-name="Table21.A2" office:value-type="string">
            <text:p text:style-name="P29">1</text:p>
          </table:table-cell>
          <table:table-cell table:style-name="Table21.A2" office:value-type="string">
            <text:p text:style-name="P29"/>
          </table:table-cell>
          <table:table-cell table:style-name="Table21.D2" office:value-type="string">
            <text:p text:style-name="P32">Compile Time Errors.</text:p>
          </table:table-cell>
        </table:table-row>
        <table:table-row table:style-name="Table21.1">
          <table:table-cell table:style-name="Table21.A2" office:value-type="string">
            <text:p text:style-name="P41">F</text:p>
          </table:table-cell>
          <table:table-cell table:style-name="Table21.A2" office:value-type="string">
            <text:p text:style-name="P41">1</text:p>
          </table:table-cell>
          <table:table-cell table:style-name="Table21.A2" office:value-type="string">
            <text:p text:style-name="P41">0</text:p>
          </table:table-cell>
          <table:table-cell table:style-name="Table21.D2" office:value-type="string">
            <text:p text:style-name="P23">Syntax Error.</text:p>
          </table:table-cell>
        </table:table-row>
        <table:table-row table:style-name="Table21.1">
          <table:table-cell table:style-name="Table21.A2" office:value-type="string">
            <text:p text:style-name="P41">F</text:p>
          </table:table-cell>
          <table:table-cell table:style-name="Table21.A2" office:value-type="string">
            <text:p text:style-name="P41">1</text:p>
          </table:table-cell>
          <table:table-cell table:style-name="Table21.A2" office:value-type="string">
            <text:p text:style-name="P41">1</text:p>
          </table:table-cell>
          <table:table-cell table:style-name="Table21.D2" office:value-type="string">
            <text:p text:style-name="P23">Specification Error.</text:p>
          </table:table-cell>
        </table:table-row>
        <table:table-row table:style-name="Table21.1">
          <table:table-cell table:style-name="Table21.A2" office:value-type="string">
            <text:p text:style-name="P41">F</text:p>
          </table:table-cell>
          <table:table-cell table:style-name="Table21.A2" office:value-type="string">
            <text:p text:style-name="P41">1</text:p>
          </table:table-cell>
          <table:table-cell table:style-name="Table21.A2" office:value-type="string">
            <text:p text:style-name="P41">2</text:p>
          </table:table-cell>
          <table:table-cell table:style-name="Table21.D2" office:value-type="string">
            <text:p text:style-name="P23">Control Structure Nesting Error</text:p>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1" office:value-type="string">
            <text:p text:style-name="P34">3</text:p>
          </table:table-cell>
          <table:table-cell table:style-name="Table21.D2" office:value-type="string">
            <text:p text:style-name="P38">Invalid Operation for Target.</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40"/>
          </table:table-cell>
        </table:table-row>
        <table:table-row table:style-name="Table21.1">
          <table:table-cell table:style-name="Table21.A2" office:value-type="string">
            <text:p text:style-name="P29">F</text:p>
          </table:table-cell>
          <table:table-cell table:style-name="Table21.A2" office:value-type="string">
            <text:p text:style-name="P29">2</text:p>
          </table:table-cell>
          <table:table-cell table:style-name="Table21.A2" office:value-type="string">
            <text:p text:style-name="P29"/>
          </table:table-cell>
          <table:table-cell table:style-name="Table21.D2" office:value-type="string">
            <text:p text:style-name="P32">Message Passing Errors</text:p>
          </table:table-cell>
        </table:table-row>
        <table:table-row table:style-name="Table21.1">
          <table:table-cell table:style-name="Table21.A2" office:value-type="string">
            <text:p text:style-name="P41">F</text:p>
          </table:table-cell>
          <table:table-cell table:style-name="Table21.A2" office:value-type="string">
            <text:p text:style-name="P41">2</text:p>
          </table:table-cell>
          <table:table-cell table:style-name="Table21.A2" office:value-type="string">
            <text:p text:style-name="P41">0</text:p>
          </table:table-cell>
          <table:table-cell table:style-name="Table21.D2" office:value-type="string">
            <text:p text:style-name="P23">Message Not Understood by the Receiver.</text:p>
          </table:table-cell>
        </table:table-row>
        <table:table-row table:style-name="Table21.1">
          <table:table-cell table:style-name="Table21.A2" office:value-type="string">
            <text:p text:style-name="P41">F</text:p>
          </table:table-cell>
          <table:table-cell table:style-name="Table21.A2" office:value-type="string">
            <text:p text:style-name="P41">2</text:p>
          </table:table-cell>
          <table:table-cell table:style-name="Table21.A2" office:value-type="string">
            <text:p text:style-name="P41">1</text:p>
          </table:table-cell>
          <table:table-cell table:style-name="Table21.D2" office:value-type="string">
            <text:p text:style-name="P23">Control Structure is Not Supported by the Receiver.</text:p>
          </table:table-cell>
        </table:table-row>
        <table:table-row table:style-name="Table21.1">
          <table:table-cell table:style-name="Table21.A2" office:value-type="string">
            <text:p text:style-name="P42"/>
          </table:table-cell>
          <table:table-cell table:style-name="Table21.A2" office:value-type="string">
            <text:p text:style-name="P42"/>
          </table:table-cell>
          <table:table-cell table:style-name="Table21.A2" office:value-type="string">
            <text:p text:style-name="P42"/>
          </table:table-cell>
          <table:table-cell table:style-name="Table21.D2" office:value-type="string">
            <text:p text:style-name="P43"/>
          </table:table-cell>
        </table:table-row>
        <table:table-row table:style-name="Table21.1">
          <table:table-cell table:style-name="Table21.A2" office:value-type="string">
            <text:p text:style-name="P29">F</text:p>
          </table:table-cell>
          <table:table-cell table:style-name="Table21.A2" office:value-type="string">
            <text:p text:style-name="P29">3</text:p>
          </table:table-cell>
          <table:table-cell table:style-name="Table21.A2" office:value-type="string">
            <text:p text:style-name="P29"/>
          </table:table-cell>
          <table:table-cell table:style-name="Table21.D2" office:value-type="string">
            <text:p text:style-name="P32">Data Underflow Errors</text:p>
          </table:table-cell>
        </table:table-row>
        <table:table-row table:style-name="Table21.1">
          <table:table-cell table:style-name="Table21.A2" office:value-type="string">
            <text:p text:style-name="P41">F</text:p>
          </table:table-cell>
          <table:table-cell table:style-name="Table21.A2" office:value-type="string">
            <text:p text:style-name="P41">3</text:p>
          </table:table-cell>
          <table:table-cell table:style-name="Table21.A2" office:value-type="string">
            <text:p text:style-name="P41">0</text:p>
          </table:table-cell>
          <table:table-cell table:style-name="Table21.D2" office:value-type="string">
            <text:p text:style-name="P23">Virtual Machine Data Stack Underflow</text:p>
          </table:table-cell>
        </table:table-row>
        <table:table-row table:style-name="Table21.1">
          <table:table-cell table:style-name="Table21.A2" office:value-type="string">
            <text:p text:style-name="P41">F</text:p>
          </table:table-cell>
          <table:table-cell table:style-name="Table21.A2" office:value-type="string">
            <text:p text:style-name="P41">3</text:p>
          </table:table-cell>
          <table:table-cell table:style-name="Table21.A2" office:value-type="string">
            <text:p text:style-name="P41">1</text:p>
          </table:table-cell>
          <table:table-cell table:style-name="Table21.D2" office:value-type="string">
            <text:p text:style-name="P23">Stack/Queue Underflow</text:p>
          </table:table-cell>
        </table:table-row>
        <table:table-row table:style-name="Table21.1">
          <table:table-cell table:style-name="Table21.A2" office:value-type="string">
            <text:p text:style-name="P42"/>
          </table:table-cell>
          <table:table-cell table:style-name="Table21.A2" office:value-type="string">
            <text:p text:style-name="P42"/>
          </table:table-cell>
          <table:table-cell table:style-name="Table21.A2" office:value-type="string">
            <text:p text:style-name="P42"/>
          </table:table-cell>
          <table:table-cell table:style-name="Table21.D2" office:value-type="string">
            <text:p text:style-name="P43"/>
          </table:table-cell>
        </table:table-row>
        <table:table-row table:style-name="Table21.1">
          <table:table-cell table:style-name="Table21.A2" office:value-type="string">
            <text:p text:style-name="P41">F</text:p>
          </table:table-cell>
          <table:table-cell table:style-name="Table21.A2" office:value-type="string">
            <text:p text:style-name="P41">4</text:p>
          </table:table-cell>
          <table:table-cell table:style-name="Table21.A2" office:value-type="string">
            <text:p text:style-name="P41">0</text:p>
          </table:table-cell>
          <table:table-cell table:style-name="Table21.D2" office:value-type="string">
            <text:p text:style-name="P23">Data Conversion Error</text:p>
          </table:table-cell>
        </table:table-row>
        <table:table-row table:style-name="Table21.1">
          <table:table-cell table:style-name="Table21.A2" office:value-type="string">
            <text:p text:style-name="P42"/>
          </table:table-cell>
          <table:table-cell table:style-name="Table21.A2" office:value-type="string">
            <text:p text:style-name="P42"/>
          </table:table-cell>
          <table:table-cell table:style-name="Table21.A2" office:value-type="string">
            <text:p text:style-name="P42"/>
          </table:table-cell>
          <table:table-cell table:style-name="Table21.D2" office:value-type="string">
            <text:p text:style-name="P43"/>
          </table:table-cell>
        </table:table-row>
        <table:table-row table:style-name="Table21.1">
          <table:table-cell table:style-name="Table21.A2" office:value-type="string">
            <text:p text:style-name="P29">F</text:p>
          </table:table-cell>
          <table:table-cell table:style-name="Table21.A2" office:value-type="string">
            <text:p text:style-name="P29">5</text:p>
          </table:table-cell>
          <table:table-cell table:style-name="Table21.A2" office:value-type="string">
            <text:p text:style-name="P29"/>
          </table:table-cell>
          <table:table-cell table:style-name="Table21.D2" office:value-type="string">
            <text:p text:style-name="P32">I/O Errors</text:p>
          </table:table-cell>
        </table:table-row>
        <table:table-row table:style-name="Table21.1">
          <table:table-cell table:style-name="Table21.A2" office:value-type="string">
            <text:p text:style-name="P41">F</text:p>
          </table:table-cell>
          <table:table-cell table:style-name="Table21.A2" office:value-type="string">
            <text:p text:style-name="P41">5</text:p>
          </table:table-cell>
          <table:table-cell table:style-name="Table21.A2" office:value-type="string">
            <text:p text:style-name="P41">0</text:p>
          </table:table-cell>
          <table:table-cell table:style-name="Table21.D2" office:value-type="string">
            <text:p text:style-name="P23">Error Opening a File for Reading</text:p>
          </table:table-cell>
        </table:table-row>
        <table:table-row table:style-name="Table21.1">
          <table:table-cell table:style-name="Table21.A2" office:value-type="string">
            <text:p text:style-name="P41">F</text:p>
          </table:table-cell>
          <table:table-cell table:style-name="Table21.A2" office:value-type="string">
            <text:p text:style-name="P41">5</text:p>
          </table:table-cell>
          <table:table-cell table:style-name="Table21.A2" office:value-type="string">
            <text:p text:style-name="P41">1</text:p>
          </table:table-cell>
          <table:table-cell table:style-name="Table21.D2" office:value-type="string">
            <text:p text:style-name="P23">Error Opening a File for Writing</text:p>
          </table:table-cell>
        </table:table-row>
        <table:table-row table:style-name="Table21.1">
          <table:table-cell table:style-name="Table21.A2" office:value-type="string">
            <text:p text:style-name="P42"/>
          </table:table-cell>
          <table:table-cell table:style-name="Table21.A2" office:value-type="string">
            <text:p text:style-name="P42"/>
          </table:table-cell>
          <table:table-cell table:style-name="Table21.A2" office:value-type="string">
            <text:p text:style-name="P42"/>
          </table:table-cell>
          <table:table-cell table:style-name="Table21.D2" office:value-type="string">
            <text:p text:style-name="P43"/>
          </table:table-cell>
        </table:table-row>
        <table:table-row table:style-name="Table21.1">
          <table:table-cell table:style-name="Table21.A2" office:value-type="string">
            <text:p text:style-name="P29">F</text:p>
          </table:table-cell>
          <table:table-cell table:style-name="Table21.A2" office:value-type="string">
            <text:p text:style-name="P29">6</text:p>
          </table:table-cell>
          <table:table-cell table:style-name="Table21.A2" office:value-type="string">
            <text:p text:style-name="P29"/>
          </table:table-cell>
          <table:table-cell table:style-name="Table21.D2" office:value-type="string">
            <text:p text:style-name="P32">Thread Errors</text:p>
          </table:table-cell>
        </table:table-row>
        <table:table-row table:style-name="Table21.1">
          <table:table-cell table:style-name="Table21.A2" office:value-type="string">
            <text:p text:style-name="P41">F</text:p>
          </table:table-cell>
          <table:table-cell table:style-name="Table21.A2" office:value-type="string">
            <text:p text:style-name="P41">6</text:p>
          </table:table-cell>
          <table:table-cell table:style-name="Table21.A2" office:value-type="string">
            <text:p text:style-name="P41">0</text:p>
          </table:table-cell>
          <table:table-cell table:style-name="Table21.D2" office:value-type="string">
            <text:p text:style-name="P23">Duplicate Virtual Machines</text:p>
          </table:table-cell>
        </table:table-row>
        <table:table-row table:style-name="Table21.1">
          <table:table-cell table:style-name="Table21.A2" office:value-type="string">
            <text:p text:style-name="P42"/>
          </table:table-cell>
          <table:table-cell table:style-name="Table21.A2" office:value-type="string">
            <text:p text:style-name="P42"/>
          </table:table-cell>
          <table:table-cell table:style-name="Table21.A2" office:value-type="string">
            <text:p text:style-name="P42"/>
          </table:table-cell>
          <table:table-cell table:style-name="Table21.D2" office:value-type="string">
            <text:p text:style-name="P43"/>
          </table:table-cell>
        </table:table-row>
        <table:table-row table:style-name="Table21.1">
          <table:table-cell table:style-name="Table21.A2" office:value-type="string">
            <text:p text:style-name="P34">F</text:p>
          </table:table-cell>
          <table:table-cell table:style-name="Table21.A2" office:value-type="string">
            <text:p text:style-name="P34">9</text:p>
          </table:table-cell>
          <table:table-cell table:style-name="Table21.A2" office:value-type="string">
            <text:p text:style-name="P34">0</text:p>
          </table:table-cell>
          <table:table-cell table:style-name="Table21.D2" office:value-type="string">
            <text:p text:style-name="P38">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7">Code</text:p>
            </table:table-cell>
            <table:covered-table-cell/>
            <table:covered-table-cell/>
            <table:table-cell table:style-name="Table22.D1" office:value-type="string">
              <text:p text:style-name="P26">Description</text:p>
            </table:table-cell>
          </table:table-row>
        </table:table-header-rows>
        <table:table-row table:style-name="Table22.1">
          <table:table-cell table:style-name="Table22.A2" office:value-type="string">
            <text:p text:style-name="P34">A</text:p>
          </table:table-cell>
          <table:table-cell table:style-name="Table22.A2" office:value-type="string">
            <text:p text:style-name="P34"/>
          </table:table-cell>
          <table:table-cell table:style-name="Table22.A2" office:value-type="string">
            <text:p text:style-name="P34"/>
          </table:table-cell>
          <table:table-cell table:style-name="Table22.D2" office:value-type="string">
            <text:p text:style-name="P38">Generic Application Errors.</text:p>
          </table:table-cell>
        </table:table-row>
        <table:table-row table:style-name="Table22.1">
          <table:table-cell table:style-name="Table22.A2" office:value-type="string">
            <text:p text:style-name="P34">C</text:p>
          </table:table-cell>
          <table:table-cell table:style-name="Table22.A2" office:value-type="string">
            <text:p text:style-name="P34"/>
          </table:table-cell>
          <table:table-cell table:style-name="Table22.A2" office:value-type="string">
            <text:p text:style-name="P34"/>
          </table:table-cell>
          <table:table-cell table:style-name="Table22.D2" office:value-type="string">
            <text:p text:style-name="P38">Communication Errors.</text:p>
          </table:table-cell>
        </table:table-row>
        <table:table-row table:style-name="Table22.1">
          <table:table-cell table:style-name="Table22.A2" office:value-type="string">
            <text:p text:style-name="P34">D</text:p>
          </table:table-cell>
          <table:table-cell table:style-name="Table22.A2" office:value-type="string">
            <text:p text:style-name="P34"/>
          </table:table-cell>
          <table:table-cell table:style-name="Table22.A2" office:value-type="string">
            <text:p text:style-name="P34"/>
          </table:table-cell>
          <table:table-cell table:style-name="Table22.D2" office:value-type="string">
            <text:p text:style-name="P38">Database Errors.</text:p>
          </table:table-cell>
        </table:table-row>
        <table:table-row table:style-name="Table22.1">
          <table:table-cell table:style-name="Table22.A2" office:value-type="string">
            <text:p text:style-name="P34">E</text:p>
          </table:table-cell>
          <table:table-cell table:style-name="Table22.A2" office:value-type="string">
            <text:p text:style-name="P34"/>
          </table:table-cell>
          <table:table-cell table:style-name="Table22.A2" office:value-type="string">
            <text:p text:style-name="P34"/>
          </table:table-cell>
          <table:table-cell table:style-name="Table22.D2" office:value-type="string">
            <text:p text:style-name="P38">Data Entry Errors.</text:p>
          </table:table-cell>
        </table:table-row>
        <table:table-row table:style-name="Table22.1">
          <table:table-cell table:style-name="Table22.A2" office:value-type="string">
            <text:p text:style-name="P34">I</text:p>
          </table:table-cell>
          <table:table-cell table:style-name="Table22.A2" office:value-type="string">
            <text:p text:style-name="P34"/>
          </table:table-cell>
          <table:table-cell table:style-name="Table22.A2" office:value-type="string">
            <text:p text:style-name="P34"/>
          </table:table-cell>
          <table:table-cell table:style-name="Table22.D2" office:value-type="string">
            <text:p text:style-name="P38">Internal Errors.</text:p>
          </table:table-cell>
        </table:table-row>
        <table:table-row table:style-name="Table22.1">
          <table:table-cell table:style-name="Table22.A2" office:value-type="string">
            <text:p text:style-name="P34">N</text:p>
          </table:table-cell>
          <table:table-cell table:style-name="Table22.A2" office:value-type="string">
            <text:p text:style-name="P34"/>
          </table:table-cell>
          <table:table-cell table:style-name="Table22.A2" office:value-type="string">
            <text:p text:style-name="P34"/>
          </table:table-cell>
          <table:table-cell table:style-name="Table22.D2" office:value-type="string">
            <text:p text:style-name="P38">Network Errors.</text:p>
          </table:table-cell>
        </table:table-row>
        <table:table-row table:style-name="Table22.1">
          <table:table-cell table:style-name="Table22.A2" office:value-type="string">
            <text:p text:style-name="P34">U</text:p>
          </table:table-cell>
          <table:table-cell table:style-name="Table22.A2" office:value-type="string">
            <text:p text:style-name="P34"/>
          </table:table-cell>
          <table:table-cell table:style-name="Table22.A2" office:value-type="string">
            <text:p text:style-name="P34"/>
          </table:table-cell>
          <table:table-cell table:style-name="Table22.D2" office:value-type="string">
            <text:p text:style-name="P38">User/Authentication Errors.</text:p>
          </table:table-cell>
        </table:table-row>
        <table:table-row table:style-name="Table22.1">
          <table:table-cell table:style-name="Table22.A2" office:value-type="string">
            <text:p text:style-name="P34">X</text:p>
          </table:table-cell>
          <table:table-cell table:style-name="Table22.A2" office:value-type="string">
            <text:p text:style-name="P34"/>
          </table:table-cell>
          <table:table-cell table:style-name="Table22.A2" office:value-type="string">
            <text:p text:style-name="P34"/>
          </table:table-cell>
          <table:table-cell table:style-name="Table22.D2" office:value-type="string">
            <text:p text:style-name="P38">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7">Code</text:p>
            </table:table-cell>
            <table:covered-table-cell/>
            <table:covered-table-cell/>
            <table:table-cell table:style-name="Table55.A1" office:value-type="string">
              <text:p text:style-name="P27"/>
            </table:table-cell>
            <table:table-cell table:style-name="Table55.A1" office:value-type="string">
              <text:p text:style-name="P28">Subcode</text:p>
            </table:table-cell>
            <table:table-cell table:style-name="Table55.F1" office:value-type="string">
              <text:p text:style-name="P26">Description</text:p>
            </table:table-cell>
          </table:table-row>
        </table:table-header-rows>
        <table:table-row table:style-name="Table55.1">
          <table:table-cell table:style-name="Table55.A2" office:value-type="string">
            <text:p text:style-name="P29">S</text:p>
          </table:table-cell>
          <table:table-cell table:style-name="Table55.A2" office:value-type="string">
            <text:p text:style-name="P29"/>
          </table:table-cell>
          <table:table-cell table:style-name="Table55.A2" office:value-type="string">
            <text:p text:style-name="P29"/>
          </table:table-cell>
          <table:table-cell table:style-name="Table55.A2" office:value-type="string">
            <text:p text:style-name="P29"/>
          </table:table-cell>
          <table:table-cell table:style-name="Table55.A2" office:value-type="string">
            <text:p text:style-name="P30"/>
          </table:table-cell>
          <table:table-cell table:style-name="Table55.F2" office:value-type="string">
            <text:p text:style-name="P32">Generic Ruby Mapped Exception Code for Signal Exceptions.</text:p>
          </table:table-cell>
        </table:table-row>
        <table:table-row table:style-name="Table55.1">
          <table:table-cell table:style-name="Table55.A2" office:value-type="string">
            <text:p text:style-name="P34">S</text:p>
          </table:table-cell>
          <table:table-cell table:style-name="Table55.A2" office:value-type="string">
            <text:p text:style-name="P34">0</text:p>
          </table:table-cell>
          <table:table-cell table:style-name="Table55.A2" office:value-type="string">
            <text:p text:style-name="P34">1</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Interrupt (Typically Control-C)</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29">E</text:p>
          </table:table-cell>
          <table:table-cell table:style-name="Table55.A2" office:value-type="string">
            <text:p text:style-name="P29"/>
          </table:table-cell>
          <table:table-cell table:style-name="Table55.A2" office:value-type="string">
            <text:p text:style-name="P29"/>
          </table:table-cell>
          <table:table-cell table:style-name="Table55.A2" office:value-type="string">
            <text:p text:style-name="P29"/>
          </table:table-cell>
          <table:table-cell table:style-name="Table55.A2" office:value-type="string">
            <text:p text:style-name="P30"/>
          </table:table-cell>
          <table:table-cell table:style-name="Table55.F2" office:value-type="string">
            <text:p text:style-name="P32">Generic Ruby Mapped Exception Code for All Standard Errors.</text:p>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1</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Argument Error</text:p>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text:p>
          </table:table-cell>
          <table:table-cell table:style-name="Table55.F2" office:value-type="string">
            <text:p text:style-name="P38">Gem::Requirement::Bad Requirement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Encoding Error</text:p>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01</text:p>
          </table:table-cell>
          <table:table-cell table:style-name="Table55.F2" office:value-type="string">
            <text:p text:style-name="P38">Encoding::Compatibility Error</text:p>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02</text:p>
          </table:table-cell>
          <table:table-cell table:style-name="Table55.F2" office:value-type="string">
            <text:p text:style-name="P38">Encoding::Converter Not Found Error</text:p>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03</text:p>
          </table:table-cell>
          <table:table-cell table:style-name="Table55.F2" office:value-type="string">
            <text:p text:style-name="P38">Encoding::Invalid Byte Sequence Error</text:p>
          </table:table-cell>
        </table:table-row>
        <text:soft-page-break/>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04</text:p>
          </table:table-cell>
          <table:table-cell table:style-name="Table55.F2" office:value-type="string">
            <text:p text:style-name="P38">Encoding::Undefined Conversion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3</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Fiber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4</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I/O Error</text:p>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4</text:p>
          </table:table-cell>
          <table:table-cell table:style-name="Table55.A2" office:value-type="string">
            <text:p text:style-name="P34">,</text:p>
          </table:table-cell>
          <table:table-cell table:style-name="Table55.A2" office:value-type="string">
            <text:p text:style-name="P35">01</text:p>
          </table:table-cell>
          <table:table-cell table:style-name="Table55.F2" office:value-type="string">
            <text:p text:style-name="P38">EOF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5</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Index Error</text:p>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5</text:p>
          </table:table-cell>
          <table:table-cell table:style-name="Table55.A2" office:value-type="string">
            <text:p text:style-name="P34">,</text:p>
          </table:table-cell>
          <table:table-cell table:style-name="Table55.A2" office:value-type="string">
            <text:p text:style-name="P35">01</text:p>
          </table:table-cell>
          <table:table-cell table:style-name="Table55.F2" office:value-type="string">
            <text:p text:style-name="P38">Key Error</text:p>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5</text:p>
          </table:table-cell>
          <table:table-cell table:style-name="Table55.A2" office:value-type="string">
            <text:p text:style-name="P34">,</text:p>
          </table:table-cell>
          <table:table-cell table:style-name="Table55.A2" office:value-type="string">
            <text:p text:style-name="P35">02</text:p>
          </table:table-cell>
          <table:table-cell table:style-name="Table55.F2" office:value-type="string">
            <text:p text:style-name="P38">Stop Iteration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6</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Local Jump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34">E</text:p>
          </table:table-cell>
          <table:table-cell table:style-name="Table55.A2" office:value-type="string">
            <text:p text:style-name="P34">0</text:p>
          </table:table-cell>
          <table:table-cell table:style-name="Table55.A2" office:value-type="string">
            <text:p text:style-name="P34">7</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Math::Domain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8" office:value-type="string">
            <text:p text:style-name="P34">E</text:p>
          </table:table-cell>
          <table:table-cell table:style-name="Table55.A28" office:value-type="string">
            <text:p text:style-name="P34">0</text:p>
          </table:table-cell>
          <table:table-cell table:style-name="Table55.A28" office:value-type="string">
            <text:p text:style-name="P34">8</text:p>
          </table:table-cell>
          <table:table-cell table:style-name="Table55.A28" office:value-type="string">
            <text:p text:style-name="P34"/>
          </table:table-cell>
          <table:table-cell table:style-name="Table55.A28" office:value-type="string">
            <text:p text:style-name="P35"/>
          </table:table-cell>
          <table:table-cell table:style-name="Table55.F28" office:value-type="string">
            <text:p text:style-name="P38">Name Error</text:p>
          </table:table-cell>
        </table:table-row>
        <table:table-row table:style-name="Table55.1">
          <table:table-cell table:style-name="Table55.A28" office:value-type="string">
            <text:p text:style-name="P34">E</text:p>
          </table:table-cell>
          <table:table-cell table:style-name="Table55.A28" office:value-type="string">
            <text:p text:style-name="P34">0</text:p>
          </table:table-cell>
          <table:table-cell table:style-name="Table55.A28" office:value-type="string">
            <text:p text:style-name="P34">8</text:p>
          </table:table-cell>
          <table:table-cell table:style-name="Table55.A28" office:value-type="string">
            <text:p text:style-name="P34">,</text:p>
          </table:table-cell>
          <table:table-cell table:style-name="Table55.A28" office:value-type="string">
            <text:p text:style-name="P35">01</text:p>
          </table:table-cell>
          <table:table-cell table:style-name="Table55.F28" office:value-type="string">
            <text:p text:style-name="P38">No Method Error</text:p>
          </table:table-cell>
        </table:table-row>
        <table:table-row table:style-name="Table55.1">
          <table:table-cell table:style-name="Table55.A28" office:value-type="string">
            <text:p text:style-name="P36"/>
          </table:table-cell>
          <table:table-cell table:style-name="Table55.A28" office:value-type="string">
            <text:p text:style-name="P36"/>
          </table:table-cell>
          <table:table-cell table:style-name="Table55.A28" office:value-type="string">
            <text:p text:style-name="P36"/>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
          </table:table-cell>
        </table:table-row>
        <table:table-row table:style-name="Table55.1">
          <table:table-cell table:style-name="Table55.A28" office:value-type="string">
            <text:p text:style-name="P34">E</text:p>
          </table:table-cell>
          <table:table-cell table:style-name="Table55.A28" office:value-type="string">
            <text:p text:style-name="P34">0</text:p>
          </table:table-cell>
          <table:table-cell table:style-name="Table55.A28" office:value-type="string">
            <text:p text:style-name="P34">9</text:p>
          </table:table-cell>
          <table:table-cell table:style-name="Table55.A28" office:value-type="string">
            <text:p text:style-name="P34"/>
          </table:table-cell>
          <table:table-cell table:style-name="Table55.A28" office:value-type="string">
            <text:p text:style-name="P35"/>
          </table:table-cell>
          <table:table-cell table:style-name="Table55.F28" office:value-type="string">
            <text:p text:style-name="P38">Range Error</text:p>
          </table:table-cell>
        </table:table-row>
        <table:table-row table:style-name="Table55.1">
          <table:table-cell table:style-name="Table55.A28" office:value-type="string">
            <text:p text:style-name="P34">E</text:p>
          </table:table-cell>
          <table:table-cell table:style-name="Table55.A28" office:value-type="string">
            <text:p text:style-name="P34">0</text:p>
          </table:table-cell>
          <table:table-cell table:style-name="Table55.A28" office:value-type="string">
            <text:p text:style-name="P34">9</text:p>
          </table:table-cell>
          <table:table-cell table:style-name="Table55.A28" office:value-type="string">
            <text:p text:style-name="P34">,</text:p>
          </table:table-cell>
          <table:table-cell table:style-name="Table55.A28" office:value-type="string">
            <text:p text:style-name="P35">01</text:p>
          </table:table-cell>
          <table:table-cell table:style-name="Table55.F28" office:value-type="string">
            <text:p text:style-name="P38">Float Domain Error</text:p>
          </table:table-cell>
        </table:table-row>
        <table:table-row table:style-name="Table55.1">
          <table:table-cell table:style-name="Table55.A28" office:value-type="string">
            <text:p text:style-name="P36"/>
          </table:table-cell>
          <table:table-cell table:style-name="Table55.A28" office:value-type="string">
            <text:p text:style-name="P36"/>
          </table:table-cell>
          <table:table-cell table:style-name="Table55.A28" office:value-type="string">
            <text:p text:style-name="P36"/>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
          </table:table-cell>
        </table:table-row>
        <table:table-row table:style-name="Table55.1">
          <table:table-cell table:style-name="Table55.A28" office:value-type="string">
            <text:p text:style-name="P34">E</text:p>
          </table:table-cell>
          <table:table-cell table:style-name="Table55.A28" office:value-type="string">
            <text:p text:style-name="P34">1</text:p>
          </table:table-cell>
          <table:table-cell table:style-name="Table55.A28" office:value-type="string">
            <text:p text:style-name="P34">0</text:p>
          </table:table-cell>
          <table:table-cell table:style-name="Table55.A28" office:value-type="string">
            <text:p text:style-name="P34"/>
          </table:table-cell>
          <table:table-cell table:style-name="Table55.A28" office:value-type="string">
            <text:p text:style-name="P35"/>
          </table:table-cell>
          <table:table-cell table:style-name="Table55.F28" office:value-type="string">
            <text:p text:style-name="P38">Regular Expression Error</text:p>
          </table:table-cell>
        </table:table-row>
        <table:table-row table:style-name="Table55.1">
          <table:table-cell table:style-name="Table55.A28" office:value-type="string">
            <text:p text:style-name="P36"/>
          </table:table-cell>
          <table:table-cell table:style-name="Table55.A28" office:value-type="string">
            <text:p text:style-name="P36"/>
          </table:table-cell>
          <table:table-cell table:style-name="Table55.A28" office:value-type="string">
            <text:p text:style-name="P36"/>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
          </table:table-cell>
        </table:table-row>
        <table:table-row table:style-name="Table55.1">
          <table:table-cell table:style-name="Table55.A28" office:value-type="string">
            <text:p text:style-name="P34">E</text:p>
          </table:table-cell>
          <table:table-cell table:style-name="Table55.A28" office:value-type="string">
            <text:p text:style-name="P34">1</text:p>
          </table:table-cell>
          <table:table-cell table:style-name="Table55.A28" office:value-type="string">
            <text:p text:style-name="P34">1</text:p>
          </table:table-cell>
          <table:table-cell table:style-name="Table55.A28" office:value-type="string">
            <text:p text:style-name="P34"/>
          </table:table-cell>
          <table:table-cell table:style-name="Table55.A28" office:value-type="string">
            <text:p text:style-name="P35"/>
          </table:table-cell>
          <table:table-cell table:style-name="Table55.F28" office:value-type="string">
            <text:p text:style-name="P38">Runtime Error</text:p>
          </table:table-cell>
        </table:table-row>
        <table:table-row table:style-name="Table55.1">
          <table:table-cell table:style-name="Table55.A28" office:value-type="string">
            <text:p text:style-name="P34">E</text:p>
          </table:table-cell>
          <table:table-cell table:style-name="Table55.A28" office:value-type="string">
            <text:p text:style-name="P34">1</text:p>
          </table:table-cell>
          <table:table-cell table:style-name="Table55.A28" office:value-type="string">
            <text:p text:style-name="P34">1</text:p>
          </table:table-cell>
          <table:table-cell table:style-name="Table55.A28" office:value-type="string">
            <text:p text:style-name="P34">,</text:p>
          </table:table-cell>
          <table:table-cell table:style-name="Table55.A28" office:value-type="string">
            <text:p text:style-name="P35">01</text:p>
          </table:table-cell>
          <table:table-cell table:style-name="Table55.F28" office:value-type="string">
            <text:p text:style-name="P38">Gem::Exception</text:p>
          </table:table-cell>
        </table:table-row>
        <table:table-row table:style-name="Table55.1">
          <table:table-cell table:style-name="Table55.A28" office:value-type="string">
            <text:p text:style-name="P34">E</text:p>
          </table:table-cell>
          <table:table-cell table:style-name="Table55.A28" office:value-type="string">
            <text:p text:style-name="P34">1</text:p>
          </table:table-cell>
          <table:table-cell table:style-name="Table55.A28" office:value-type="string">
            <text:p text:style-name="P34">1</text:p>
          </table:table-cell>
          <table:table-cell table:style-name="Table55.A28" office:value-type="string">
            <text:p text:style-name="P34">,</text:p>
          </table:table-cell>
          <table:table-cell table:style-name="Table55.A28" office:value-type="string">
            <text:p text:style-name="P35">01,01</text:p>
          </table:table-cell>
          <table:table-cell table:style-name="Table55.F28" office:value-type="string">
            <text:p text:style-name="P38">Gem::Command Line Error</text:p>
          </table:table-cell>
        </table:table-row>
        <table:table-row table:style-name="Table55.1">
          <table:table-cell table:style-name="Table55.A28" office:value-type="string">
            <text:p text:style-name="P34">E</text:p>
          </table:table-cell>
          <table:table-cell table:style-name="Table55.A28" office:value-type="string">
            <text:p text:style-name="P34">1</text:p>
          </table:table-cell>
          <table:table-cell table:style-name="Table55.A28" office:value-type="string">
            <text:p text:style-name="P34">1</text:p>
          </table:table-cell>
          <table:table-cell table:style-name="Table55.A28" office:value-type="string">
            <text:p text:style-name="P34">,</text:p>
          </table:table-cell>
          <table:table-cell table:style-name="Table55.A28" office:value-type="string">
            <text:p text:style-name="P35">01,02</text:p>
          </table:table-cell>
          <table:table-cell table:style-name="Table55.F28" office:value-type="string">
            <text:p text:style-name="P38">Gem::Dependency Error</text:p>
          </table:table-cell>
        </table:table-row>
        <table:table-row table:style-name="Table55.1">
          <table:table-cell table:style-name="Table55.A28" office:value-type="string">
            <text:p text:style-name="P34">E</text:p>
          </table:table-cell>
          <table:table-cell table:style-name="Table55.A28" office:value-type="string">
            <text:p text:style-name="P34">1</text:p>
          </table:table-cell>
          <table:table-cell table:style-name="Table55.A28" office:value-type="string">
            <text:p text:style-name="P34">1</text:p>
          </table:table-cell>
          <table:table-cell table:style-name="Table55.A28" office:value-type="string">
            <text:p text:style-name="P34">,</text:p>
          </table:table-cell>
          <table:table-cell table:style-name="Table55.A28" office:value-type="string">
            <text:p text:style-name="P35">01,03</text:p>
          </table:table-cell>
          <table:table-cell table:style-name="Table55.F28" office:value-type="string">
            <text:p text:style-name="P38">Gem::Dependency Removal Exception</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04</text:p>
          </table:table-cell>
          <table:table-cell table:style-name="Table55.F2" office:value-type="string">
            <text:p text:style-name="P39">Gem::Dependency Resolution Error</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05</text:p>
          </table:table-cell>
          <table:table-cell table:style-name="Table55.F2" office:value-type="string">
            <text:p text:style-name="P39">Gem::Document Error</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06</text:p>
          </table:table-cell>
          <table:table-cell table:style-name="Table55.F2" office:value-type="string">
            <text:p text:style-name="P38">Gem::End Of YAML Exception</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07</text:p>
          </table:table-cell>
          <table:table-cell table:style-name="Table55.F2" office:value-type="string">
            <text:p text:style-name="P38">Gem::File Permission Error</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08</text:p>
          </table:table-cell>
          <table:table-cell table:style-name="Table55.F2" office:value-type="string">
            <text:p text:style-name="P38">Gem::Format Exception</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09</text:p>
          </table:table-cell>
          <table:table-cell table:style-name="Table55.F2" office:value-type="string">
            <text:p text:style-name="P38">Gem::Gem Not Found Exception</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09,01</text:p>
          </table:table-cell>
          <table:table-cell table:style-name="Table55.F2" office:value-type="string">
            <text:p text:style-name="P38">Gem::Specific Gem Not Found Exception</text:p>
          </table:table-cell>
        </table:table-row>
        <text:soft-page-break/>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0</text:p>
          </table:table-cell>
          <table:table-cell table:style-name="Table55.F2" office:value-type="string">
            <text:p text:style-name="P38">Gem::Gem Not In Home Exception</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1</text:p>
          </table:table-cell>
          <table:table-cell table:style-name="Table55.F2" office:value-type="string">
            <text:p text:style-name="P38">Gem::Impossible Dependencies Error</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2</text:p>
          </table:table-cell>
          <table:table-cell table:style-name="Table55.F2" office:value-type="string">
            <text:p text:style-name="P38">Gem::Install Error</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3</text:p>
          </table:table-cell>
          <table:table-cell table:style-name="Table55.F2" office:value-type="string">
            <text:p text:style-name="P38">Gem::Invalid Specification Exception</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4</text:p>
          </table:table-cell>
          <table:table-cell table:style-name="Table55.F2" office:value-type="string">
            <text:p text:style-name="P38">Gem::Operation Not Supported Error</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5</text:p>
          </table:table-cell>
          <table:table-cell table:style-name="Table55.F2" office:value-type="string">
            <text:p text:style-name="P38">Gem::Remote Error</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6</text:p>
          </table:table-cell>
          <table:table-cell table:style-name="Table55.F2" office:value-type="string">
            <text:p text:style-name="P38">Gem::Remote Installation Canceled</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7</text:p>
          </table:table-cell>
          <table:table-cell table:style-name="Table55.F2" office:value-type="string">
            <text:p text:style-name="P38">Gem::Remote Installation Skipped</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8</text:p>
          </table:table-cell>
          <table:table-cell table:style-name="Table55.F2" office:value-type="string">
            <text:p text:style-name="P38">Gem::Remote Source Exception</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19</text:p>
          </table:table-cell>
          <table:table-cell table:style-name="Table55.F2" office:value-type="string">
            <text:p text:style-name="P38">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20</text:p>
          </table:table-cell>
          <table:table-cell table:style-name="Table55.F2" office:value-type="string">
            <text:p text:style-name="P38">Gem::Unsatisfiable Dependency Error</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text:p>
          </table:table-cell>
          <table:table-cell table:style-name="Table55.A2" office:value-type="string">
            <text:p text:style-name="P35">01,21</text:p>
          </table:table-cell>
          <table:table-cell table:style-name="Table55.F2" office:value-type="string">
            <text:p text:style-name="P38">Gem::Verification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29">E</text:p>
          </table:table-cell>
          <table:table-cell table:style-name="Table55.A2" office:value-type="string">
            <text:p text:style-name="P29">1</text:p>
          </table:table-cell>
          <table:table-cell table:style-name="Table55.A2" office:value-type="string">
            <text:p text:style-name="P29">2</text:p>
          </table:table-cell>
          <table:table-cell table:style-name="Table55.A2" office:value-type="string">
            <text:p text:style-name="P29"/>
          </table:table-cell>
          <table:table-cell table:style-name="Table55.A2" office:value-type="string">
            <text:p text:style-name="P30"/>
          </table:table-cell>
          <table:table-cell table:style-name="Table55.F2" office:value-type="string">
            <text:p text:style-name="P32">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2BIG</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ACCES</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ADDRINUS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ADDRNOTAVAIL</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AFNOSUPPOR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AGAIN</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AGAINWaitReadabl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AGAINWaitWritabl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ALREADY</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BADF</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BUSY</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CHILD</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CONNABORTED</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CONNREFUSED</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CONNRESE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DEADLK</text:p>
          </table:table-cell>
          <table:table-cell table:style-name="Table55.F2" office:value-type="string">
            <text:p text:style-name="P38"/>
          </table:table-cell>
        </table:table-row>
        <text:soft-page-break/>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DESTADDRREQ</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DOM</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DQUO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EXIS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FAUL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FBIG</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HOSTDOWN</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HOSTUNREACH</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ILSEQ</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INPROGRESS</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INPROGRESSWaitReadabl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INPROGRESSWaitWritabl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INTR</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INVAL</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IO</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ISCONN</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ISDIR</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LOOP</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MFIL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MLINK</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MSGSIZ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AMETOOLONG</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ETDOWN</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ETRESE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ETUNREACH</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FIL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BUFS</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DEV</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EN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EXEC</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LCK</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MEM</text:p>
          </table:table-cell>
          <table:table-cell table:style-name="Table55.F2" office:value-type="string">
            <text:p text:style-name="P38"/>
          </table:table-cell>
        </table:table-row>
        <text:soft-page-break/>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PROTOOP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SPC</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SYS</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TCONN</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TDIR</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TEMPTY</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TSOCK</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OTTY</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NXIO</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OPNOTSUPP</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PERM</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PFNOSUPPOR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PIP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PROCLIM</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PROTONOSUPPOR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PROTOTYP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RANG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REMOT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ROFS</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SHUTDOWN</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SOCKTNOSUPPOR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SPIP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SRCH</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STAL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TIMEDOUT</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TOOMANYREFS</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USERS</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WOULDBLOCK</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WOULDBLOCKWaitReadabl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WOULDBLOCKWaitWritable</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EXDEV</text:p>
          </table:table-cell>
          <table:table-cell table:style-name="Table55.F2" office:value-type="string">
            <text:p text:style-name="P38"/>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5">NOERROR</text:p>
          </table:table-cell>
          <table:table-cell table:style-name="Table55.F2" office:value-type="string">
            <text:p text:style-name="P38">Nothing to see here. Move along, move along.</text:p>
          </table:table-cell>
        </table:table-row>
        <text:soft-page-break/>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3</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Thread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4</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8">Type Error</text:p>
          </table:table-cell>
        </table:table-row>
        <table:table-row table:style-name="Table55.1">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5</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9">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4">Object</text:p>
      <text:p text:style-name="P44"><text:tab/>Array</text:p>
      <text:p text:style-name="P44"><text:tab/>Class</text:p>
      <text:p text:style-name="P44"><text:tab/>FalseClass</text:p>
      <text:p text:style-name="P44"><text:tab/>Hash</text:p>
      <text:p text:style-name="P44"><text:tab/>InStream</text:p>
      <text:p text:style-name="P44"><text:tab/>MaxNumeric</text:p>
      <text:p text:style-name="P44"><text:tab/>MinNumeric</text:p>
      <text:p text:style-name="P44"><text:tab/>NilClass</text:p>
      <text:p text:style-name="P44"><text:tab/>Numeric</text:p>
      <text:p text:style-name="P44"><text:tab/><text:tab/>Complex</text:p>
      <text:p text:style-name="P44"><text:tab/><text:tab/>Float</text:p>
      <text:p text:style-name="P44"><text:tab/><text:tab/>Integer</text:p>
      <text:p text:style-name="P44"><text:tab/><text:tab/><text:tab/>Bignum</text:p>
      <text:p text:style-name="P44"><text:tab/><text:tab/><text:tab/>Fixnum</text:p>
      <text:p text:style-name="P44"><text:tab/><text:tab/>Rational</text:p>
      <text:p text:style-name="P44"><text:tab/>OutStream</text:p>
      <text:p text:style-name="P44"><text:tab/>Procedure</text:p>
      <text:p text:style-name="P44"><text:tab/>Queue</text:p>
      <text:p text:style-name="P44"><text:tab/>String</text:p>
      <text:p text:style-name="P44"><text:tab/>Thread</text:p>
      <text:p text:style-name="P44"><text:tab/>TrueClass</text:p>
      <text:p text:style-name="P4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4262248"/>Classes<text:alphabetical-index-mark-end text:id="IMark15426224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4262248"/>Inheritance<text:alphabetical-index-mark-end text:id="IMark15426224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4262248"/>Methods<text:alphabetical-index-mark-end text:id="IMark154262248"/></text:h>
      <text:p text:style-name="P3">All code in fOOrth is contained in methods. A method is a fragment of code that an object uses to respond to a message that has been sent to that object. In fOOrth there are three sorts of methods:</text:p>
      <text:list xml:id="list2555791079426097937" text:style-name="L13">
        <text:list-item>
          <text:p text:style-name="P67">Shared: Methods that are common to all instances of the class that contains them.</text:p>
        </text:list-item>
        <text:list-item>
          <text:p text:style-name="P67">Exclusive: Methods that are defined for one and only one object (and all of its clones that are created <text:span text:style-name="T2">after</text:span> the exclusive method is defined.).</text:p>
        </text:list-item>
        <text:list-item>
          <text:p text:style-name="P67">Local: Methods that are created in a context and are accessible only in that context. When the context concludes, these methods are no longer accessible.</text:p>
        </text:list-item>
      </text:list>
      <text:h text:style-name="Heading_20_3" text:outline-level="3"><text:alphabetical-index-mark-start text:id="IMark230740476"/>Late Binding<text:alphabetical-index-mark-end text:id="IMark230740476"/> and <text:alphabetical-index-mark-start text:id="IMark261006132"/>Polymorphism<text:alphabetical-index-mark-end text:id="IMark26100613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61006132"/>Method Mapping<text:alphabetical-index-mark-end text:id="IMark26100613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919597765241676488" text:style-name="L14">
        <text:list-item>
          <text:p text:style-name="P68">The strings used by fOOrth needed to be converted to Ruby symbols to allow code to be executed in Ruby.</text:p>
        </text:list-item>
        <text:list-item>
          <text:p text:style-name="P68">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8">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30740476"/>SymbolMap<text:alphabetical-index-mark-end text:id="IMark230740476"/> class. This class creates mappings in one of two ways:</text:p>
      <text:list xml:id="list3997176364836738469" text:style-name="L15">
        <text:list-item>
          <text:p text:style-name="P6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30740476"/>Routing<text:alphabetical-index-mark-end text:id="IMark23074047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048968440937173310" text:style-name="L16">
        <text:list-item>
          <text:p text:style-name="P70">The defining word used to create the method.</text:p>
        </text:list-item>
        <text:list-item>
          <text:p text:style-name="P70">The receiver of the defining word used to create the method.</text:p>
        </text:list-item>
        <text:list-item>
          <text:p text:style-name="P7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54400656"/>:<text:alphabetical-index-mark-end text:id="IMark154400656"/></text:p>
          </table:table-cell>
          <table:table-cell table:style-name="Table9.A2" office:value-type="string">
            <text:p text:style-name="P10">N/A</text:p>
          </table:table-cell>
          <table:table-cell table:style-name="Table9.A2" office:value-type="string">
            <text:p text:style-name="P18">any<text:note text:id="ftn41" text:note-class="footnote"><text:note-citation>41</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42" text:note-class="footnote"><text:note-citation>42</text:note-citation><text:note-body><text:p text:style-name="Footnote">The message receiver is the Virtual Machine.</text:p></text:note-body></text:note></text:p>
          </table:table-cell>
          <table:table-cell table:style-name="Table9.E2" office:value-type="string">
            <text:p text:style-name="P14">A virtual machine method.</text:p>
          </table:table-cell>
        </table:table-row>
        <table:table-row>
          <table:table-cell table:style-name="Table9.A3" table:number-rows-spanned="4" office:value-type="string">
            <text:p text:style-name="P11"><text:alphabetical-index-mark-start text:id="IMark154400656"/>.:<text:alphabetical-index-mark-end text:id="IMark154400656"/></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43" text:note-class="footnote"><text:note-citation>43</text:note-citation><text:note-body><text:p text:style-name="Footnote">The message receiver is the Top element of the Data Stack.</text:p></text:note-body></text:note></text:p>
          </table:table-cell>
          <table:table-cell table:style-name="Table9.E2" office:value-type="string">
            <text:p text:style-name="P14">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44" text:note-class="footnote"><text:note-citation>44</text:note-citation><text:note-body><text:p text:style-name="Footnote">The message receiver is the implicit “self” of the method owner.</text:p></text:note-body></text:note></text:p>
          </table:table-cell>
          <table:table-cell table:style-name="Table9.E2" office:value-type="string">
            <text:p text:style-name="P14">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45" text:note-class="footnote"><text:note-citation>45</text:note-citation><text:note-body><text:p text:style-name="Footnote">The message receiver is the Second element of the Data Stack.</text:p></text:note-body></text:note></text:p>
          </table:table-cell>
          <table:table-cell table:style-name="Table9.E2" office:value-type="string">
            <text:p text:style-name="P14">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46" text:note-class="footnote"><text:note-citation>46</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4">Not allowed: Error</text:p>
          </table:table-cell>
        </table:table-row>
        <table:table-row>
          <table:table-cell table:style-name="Table9.A3" table:number-rows-spanned="7" office:value-type="string">
            <text:p text:style-name="P11"><text:alphabetical-index-mark-start text:id="IMark154400656"/>.::<text:alphabetical-index-mark-end text:id="IMark154400656"/></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4">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4">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4">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4">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4">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4">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4">Not allowed: Error</text:p>
          </table:table-cell>
        </table:table-row>
        <table:table-row>
          <table:table-cell table:style-name="Table9.A3" office:value-type="string">
            <text:p text:style-name="P9">tbd<text:note text:id="ftn47" text:note-class="footnote"><text:note-citation>47</text:note-citation><text:note-body><text:p text:style-name="Footnote">At this time, local methods are cannot be defined by the programmer. They are all builtin methods.</text:p></text:note-body></text:note></text:p>
          </table:table-cell>
          <table:table-cell table:style-name="Table9.A2" office:value-type="string">
            <text:p text:style-name="P10">N/A</text:p>
          </table:table-cell>
          <table:table-cell table:style-name="Table9.A2" office:value-type="string">
            <text:p text:style-name="P18">other</text:p>
          </table:table-cell>
          <table:table-cell table:style-name="Table9.A2" office:value-type="string">
            <text:p text:style-name="P10">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61006804"/>do_map_name<text:alphabetical-index-mark-end text:id="IMark26100680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261006804"/>Array<text:alphabetical-index-mark-end text:id="IMark26100680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3282207585616239027" text:style-name="L17">
        <text:list-item>
          <text:p text:style-name="P71">The first two examples both create “empty” arrays with zero data elements. </text:p>
        </text:list-item>
        <text:list-item>
          <text:p text:style-name="P71">Array data do NOT need to be the same “type” of data. Mixing is allowed. </text:p>
        </text:list-item>
        <text:list-item>
          <text:p text:style-name="P7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3762146911887950394" text:style-name="L18">
        <text:list-item>
          <text:p text:style-name="P72"><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1008772"/>.new<text:alphabetical-index-mark-end text:id="IMark261008772"/>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2">Code</text:p>
          </table:table-cell>
          <table:table-cell table:style-name="Table59.B2" office:value-type="string">
            <text:p text:style-name="P12">Result</text:p>
          </table:table-cell>
        </table:table-row>
        <table:table-row table:style-name="Table59.2">
          <table:table-cell table:style-name="Table59.A2" office:value-type="string">
            <text:p text:style-name="Snippet">Array .new</text:p>
          </table:table-cell>
          <table:table-cell table:style-name="Table59.B2" office:value-type="string">
            <text:p text:style-name="P14">[]</text:p>
          </table:table-cell>
        </table:table-row>
        <table:table-row table:style-name="Table59.2">
          <table:table-cell table:style-name="Table59.A2" office:value-type="string">
            <text:p text:style-name="Snippet">[ ]</text:p>
          </table:table-cell>
          <table:table-cell table:style-name="Table59.B2" office:value-type="string">
            <text:p text:style-name="P14">[]</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1008772"/>.new{<text:alphabetical-index-mark-end text:id="IMark261008772"/>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2">Code</text:p>
          </table:table-cell>
          <table:table-cell table:style-name="Table62.B2" office:value-type="string">
            <text:p text:style-name="P12">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4">[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61008772"/>x<text:alphabetical-index-mark-end text:id="IMark261008772"/>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61008772"/>}<text:alphabetical-index-mark-end text:id="IMark261008772"/>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61008772"/>.new_size<text:alphabetical-index-mark-end text:id="IMark261008772"/>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4">[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1008772"/>.new_value<text:alphabetical-index-mark-end text:id="IMark26100877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2">Code</text:p>
          </table:table-cell>
          <table:table-cell table:style-name="Table64.B2" office:value-type="string">
            <text:p text:style-name="P1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4">[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1008772"/>.new_values<text:alphabetical-index-mark-end text:id="IMark261008772"/>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2">Code</text:p>
          </table:table-cell>
          <table:table-cell table:style-name="Table65.B2" office:value-type="string">
            <text:p text:style-name="P12">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4">[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61008772"/>!<text:alphabetical-index-mark-end text:id="IMark26100877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2">Code</text:p>
          </table:table-cell>
          <table:table-cell table:style-name="Table66.B2" office:value-type="string">
            <text:p text:style-name="P1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4">(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1008772"/>+<text:alphabetical-index-mark-end text:id="IMark26100877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2">Code</text:p>
          </table:table-cell>
          <table:table-cell table:style-name="Table67.B2" office:value-type="string">
            <text:p text:style-name="P12">Result</text:p>
          </table:table-cell>
        </table:table-row>
        <table:table-row table:style-name="Table67.1">
          <table:table-cell table:style-name="Table67.A2" office:value-type="string">
            <text:p text:style-name="Snippet">[ 1 2 ] 3 +</text:p>
          </table:table-cell>
          <table:table-cell table:style-name="Table67.B2" office:value-type="string">
            <text:p text:style-name="P14">[1, 2, 3]</text:p>
          </table:table-cell>
        </table:table-row>
        <table:table-row table:style-name="Table67.1">
          <table:table-cell table:style-name="Table67.A2" office:value-type="string">
            <text:p text:style-name="Snippet">[ 1 2 ] [ 3 4 ] +</text:p>
          </table:table-cell>
          <table:table-cell table:style-name="Table67.B2" office:value-type="string">
            <text:p text:style-name="P14">[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4">[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1008772"/>.+left<text:alphabetical-index-mark-end text:id="IMark261008772"/>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2">Code</text:p>
          </table:table-cell>
          <table:table-cell table:style-name="Table68.B2" office:value-type="string">
            <text:p text:style-name="P12">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4">[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61008772"/>.+mid<text:alphabetical-index-mark-end text:id="IMark261008772"/>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2">Code</text:p>
          </table:table-cell>
          <table:table-cell table:style-name="Table69.B2" office:value-type="string">
            <text:p text:style-name="P1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4">[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1008772"/>.+midlr<text:alphabetical-index-mark-end text:id="IMark261008772"/>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2">Code</text:p>
          </table:table-cell>
          <table:table-cell table:style-name="Table70.B2" office:value-type="string">
            <text:p text:style-name="P1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4">[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1008772"/>.+right<text:alphabetical-index-mark-end text:id="IMark261008772"/>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2">Code</text:p>
          </table:table-cell>
          <table:table-cell table:style-name="Table71.B2" office:value-type="string">
            <text:p text:style-name="P1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4">[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61008772"/>.-left<text:alphabetical-index-mark-end text:id="IMark261008772"/>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2">Code</text:p>
          </table:table-cell>
          <table:table-cell table:style-name="Table72.B2" office:value-type="string">
            <text:p text:style-name="P1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4">[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1008772"/>.-mid<text:alphabetical-index-mark-end text:id="IMark261008772"/>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2">Code</text:p>
          </table:table-cell>
          <table:table-cell table:style-name="Table73.B2" office:value-type="string">
            <text:p text:style-name="P1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4">[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1008772"/>.-midlr<text:alphabetical-index-mark-end text:id="IMark261008772"/>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2">Code</text:p>
          </table:table-cell>
          <table:table-cell table:style-name="Table74.B2" office:value-type="string">
            <text:p text:style-name="P1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4">[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1008772"/>.-right<text:alphabetical-index-mark-end text:id="IMark261008772"/>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2">Code</text:p>
          </table:table-cell>
          <table:table-cell table:style-name="Table75.B2" office:value-type="string">
            <text:p text:style-name="P1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4">[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61008772"/>.[]!<text:alphabetical-index-mark-end text:id="IMark261008772"/>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2">Code</text:p>
          </table:table-cell>
          <table:table-cell table:style-name="Table76.B2" office:value-type="string">
            <text:p text:style-name="P12">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4">(“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61008772"/>.[]@<text:alphabetical-index-mark-end text:id="IMark261008772"/>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2">Code</text:p>
          </table:table-cell>
          <table:table-cell table:style-name="Table77.B2" office:value-type="string">
            <text:p text:style-name="P1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4">2</text:p>
          </table:table-cell>
        </table:table-row>
        <table:table-row table:style-name="Table77.1">
          <table:table-cell table:style-name="Table77.A2" office:value-type="string">
            <text:p text:style-name="Snippet">11 [ 1 2 3 4 ] .[]@</text:p>
          </table:table-cell>
          <table:table-cell table:style-name="Table77.B2" office:value-type="string">
            <text:p text:style-name="P14">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61008772"/>.left<text:alphabetical-index-mark-end text:id="IMark261008772"/>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2">Code</text:p>
          </table:table-cell>
          <table:table-cell table:style-name="Table78.B2" office:value-type="string">
            <text:p text:style-name="P1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4">[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1008772"/>.length<text:alphabetical-index-mark-end text:id="IMark261008772"/>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2">Code</text:p>
          </table:table-cell>
          <table:table-cell table:style-name="Table79.B2" office:value-type="string">
            <text:p text:style-name="P1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4">4</text:p>
          </table:table-cell>
        </table:table-row>
        <table:table-row table:style-name="Table79.1">
          <table:table-cell table:style-name="Table79.A2" office:value-type="string">
            <text:p text:style-name="Snippet">[ ] .length</text:p>
          </table:table-cell>
          <table:table-cell table:style-name="Table79.B2" office:value-type="string">
            <text:p text:style-name="P14">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61008772"/>.max<text:alphabetical-index-mark-end text:id="IMark261008772"/>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2">Code</text:p>
          </table:table-cell>
          <table:table-cell table:style-name="Table80.B2" office:value-type="string">
            <text:p text:style-name="P1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4">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4">“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4">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61008772"/>.mid<text:alphabetical-index-mark-end text:id="IMark261008772"/>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2">Code</text:p>
          </table:table-cell>
          <table:table-cell table:style-name="Table81.B2" office:value-type="string">
            <text:p text:style-name="P1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4">[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4">[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4">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1008772"/>.midlr<text:alphabetical-index-mark-end text:id="IMark261008772"/>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2">Code</text:p>
          </table:table-cell>
          <table:table-cell table:style-name="Table82.B2" office:value-type="string">
            <text:p text:style-name="P1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4">[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4">[]</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4">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61008772"/>.min<text:alphabetical-index-mark-end text:id="IMark261008772"/>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2">Code</text:p>
          </table:table-cell>
          <table:table-cell table:style-name="Table83.B2" office:value-type="string">
            <text:p text:style-name="P1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4">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4">“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4">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1008772"/>.pp<text:alphabetical-index-mark-end text:id="IMark261008772"/>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2">Code</text:p>
          </table:table-cell>
          <table:table-cell table:style-name="Table84.B2" office:value-type="string">
            <text:p text:style-name="P1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4">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1008772"/>.reverse<text:alphabetical-index-mark-end text:id="IMark261008772"/>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2">Code</text:p>
          </table:table-cell>
          <table:table-cell table:style-name="Table85.B2" office:value-type="string">
            <text:p text:style-name="P1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4">[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61008772"/>.right<text:alphabetical-index-mark-end text:id="IMark261008772"/>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2">Code</text:p>
          </table:table-cell>
          <table:table-cell table:style-name="Table86.B2" office:value-type="string">
            <text:p text:style-name="P1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4"/>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1008772"/>.shuffle<text:alphabetical-index-mark-end text:id="IMark261008772"/>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2">Code</text:p>
          </table:table-cell>
          <table:table-cell table:style-name="Table87.B2" office:value-type="string">
            <text:p text:style-name="P1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4">[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1008772"/>.sort<text:alphabetical-index-mark-end text:id="IMark261008772"/>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2">Code</text:p>
          </table:table-cell>
          <table:table-cell table:style-name="Table88.B2" office:value-type="string">
            <text:p text:style-name="P1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4">[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4">[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4">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4">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61008772"/>.strmax<text:alphabetical-index-mark-end text:id="IMark261008772"/>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2">Code</text:p>
          </table:table-cell>
          <table:table-cell table:style-name="Table89.B2" office:value-type="string">
            <text:p text:style-name="P1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4">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61008772"/>&lt;&lt;<text:alphabetical-index-mark-end text:id="IMark261008772"/>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2">Code</text:p>
          </table:table-cell>
          <table:table-cell table:style-name="Table90.B2" office:value-type="string">
            <text:p text:style-name="P1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4">[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4">[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61008772"/>@<text:alphabetical-index-mark-end text:id="IMark261008772"/>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2">Code</text:p>
          </table:table-cell>
          <table:table-cell table:style-name="Table91.B2" office:value-type="string">
            <text:p text:style-name="P12">Result</text:p>
          </table:table-cell>
        </table:table-row>
        <table:table-row table:style-name="Table91.1">
          <table:table-cell table:style-name="Table91.A2" office:value-type="string">
            <text:p text:style-name="Snippet">[ 1 2 3 4 ] @</text:p>
          </table:table-cell>
          <table:table-cell table:style-name="Table91.B2" office:value-type="string">
            <text:p text:style-name="P14">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61006804"/>Class<text:alphabetical-index-mark-end text:id="IMark26100680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8" text:note-class="footnote"><text:note-citation>4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1008772"/>.is_class?<text:alphabetical-index-mark-end text:id="IMark261008772"/>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2">Code</text:p>
          </table:table-cell>
          <table:table-cell table:style-name="Table93.B2" office:value-type="string">
            <text:p text:style-name="P1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4">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61008772"/>.new<text:alphabetical-index-mark-end text:id="IMark261008772"/>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2">Code</text:p>
          </table:table-cell>
          <table:table-cell table:style-name="Table94.B2" office:value-type="string">
            <text:p text:style-name="P12">Result</text:p>
          </table:table-cell>
        </table:table-row>
        <table:table-row table:style-name="Table94.1">
          <table:table-cell table:style-name="Table94.A2" office:value-type="string">
            <text:p text:style-name="Snippet">Object .new</text:p>
          </table:table-cell>
          <table:table-cell table:style-name="Table94.B2" office:value-type="string">
            <text:p text:style-name="P14">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61008772"/>.parent_class<text:alphabetical-index-mark-end text:id="IMark261008772"/>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2">Code</text:p>
          </table:table-cell>
          <table:table-cell table:style-name="Table95.B2" office:value-type="string">
            <text:p text:style-name="P1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4">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4">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1008772"/>.subclass:<text:alphabetical-index-mark-end text:id="IMark261008772"/>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2">Code</text:p>
          </table:table-cell>
          <table:table-cell table:style-name="Table96.B2" office:value-type="string">
            <text:p text:style-name="P1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4">(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4">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61008772"/>.to_s<text:alphabetical-index-mark-end text:id="IMark261008772"/>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2">Code</text:p>
          </table:table-cell>
          <table:table-cell table:style-name="Table97.B2" office:value-type="string">
            <text:p text:style-name="P12">Result</text:p>
          </table:table-cell>
        </table:table-row>
        <table:table-row table:style-name="Table97.1">
          <table:table-cell table:style-name="Table97.A2" office:value-type="string">
            <text:p text:style-name="Snippet">Object .to_s</text:p>
          </table:table-cell>
          <table:table-cell table:style-name="Table97.B2" office:value-type="string">
            <text:p text:style-name="P14">“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4">“MyClass”</text:p>
          </table:table-cell>
        </table:table-row>
      </table:table>
      <text:p text:style-name="Text_20_body"/>
      <text:h text:style-name="Heading_20_2" text:outline-level="2"><text:alphabetical-index-mark-start text:id="IMark261006804"/>Commands<text:alphabetical-index-mark-end text:id="IMark261006804"/></text:h>
      <text:p text:style-name="Text_20_body">The following are also methods, however, they are designed primarily for interacting directly with the operator in the form of commands. Commands are distinguished by the leading “)” in their name<text:note text:id="ftn49" text:note-class="footnote"><text:note-citation>4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61008772"/>)methods<text:alphabetical-index-mark-end text:id="IMark261008772"/>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2">Code</text:p>
          </table:table-cell>
          <table:table-cell table:style-name="Table98.B2" office:value-type="string">
            <text:p text:style-name="P12">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4">(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61008772"/>)stubs<text:alphabetical-index-mark-end text:id="IMark261008772"/> []</text:h>
            <text:p text:style-name="Text_20_body">Routing: TOS</text:p>
            <text:p text:style-name="P3">List the stub methods defined for this class. Stubs are place holder methods that serve one of two purposes:</text:p>
            <text:list xml:id="list3228964563393801456" text:style-name="L19">
              <text:list-item>
                <text:p text:style-name="P73">They are abstract methods in a base class that exist so that a sub-class may replace the stub with an actual method. The stub ensures that the compiler uses the correct routing when using the method.</text:p>
              </text:list-item>
              <text:list-item>
                <text:p text:style-name="P7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2">Code</text:p>
          </table:table-cell>
          <table:table-cell table:style-name="Table100.B2" office:value-type="string">
            <text:p text:style-name="P12">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4">(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61006804"/>Complex<text:alphabetical-index-mark-end text:id="IMark26100680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0" text:note-class="footnote"><text:note-citation>5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51" text:note-class="footnote"><text:note-citation>51</text:note-citation><text:note-body><text:p text:style-name="Footnote">No spaces are permitted within the literal.</text:p></text:note-body></text:note></text:p>
          </table:table-cell>
          <table:table-cell table:style-name="Table5.B1" office:value-type="string">
            <text:p text:style-name="P11">Value<text:note text:id="ftn52" text:note-class="footnote"><text:note-citation>5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0">0+7i</text:p>
          </table:table-cell>
        </table:table-row>
        <table:table-row>
          <table:table-cell table:style-name="Table5.A2" office:value-type="string">
            <text:p text:style-name="P21">-7i</text:p>
          </table:table-cell>
          <table:table-cell table:style-name="Table5.B2" office:value-type="string">
            <text:p text:style-name="P10">0-7i</text:p>
          </table:table-cell>
        </table:table-row>
        <table:table-row>
          <table:table-cell table:style-name="Table5.A2" office:value-type="string">
            <text:p text:style-name="P21">3.7i</text:p>
          </table:table-cell>
          <table:table-cell table:style-name="Table5.B2" office:value-type="string">
            <text:p text:style-name="P10">0+3.7i</text:p>
          </table:table-cell>
        </table:table-row>
        <table:table-row>
          <table:table-cell table:style-name="Table5.A2" office:value-type="string">
            <text:p text:style-name="P21">1/2i</text:p>
          </table:table-cell>
          <table:table-cell table:style-name="Table5.B2" office:value-type="string">
            <text:p text:style-name="P10">0+1/2i</text:p>
          </table:table-cell>
        </table:table-row>
        <table:table-row>
          <table:table-cell table:style-name="Table5.A2" office:value-type="string">
            <text:p text:style-name="P21">-3-7i</text:p>
          </table:table-cell>
          <table:table-cell table:style-name="Table5.B2" office:value-type="string">
            <text:p text:style-name="P10">-3-7i</text:p>
          </table:table-cell>
        </table:table-row>
        <table:table-row>
          <table:table-cell table:style-name="Table5.A2" office:value-type="string">
            <text:p text:style-name="P21">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1007140"/>.cbrt<text:alphabetical-index-mark-end text:id="IMark26100714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2">Code</text:p>
          </table:table-cell>
          <table:table-cell table:style-name="Table101.B2" office:value-type="string">
            <text:p text:style-name="P12">Result</text:p>
          </table:table-cell>
        </table:table-row>
        <table:table-row table:style-name="Table101.1">
          <table:table-cell table:style-name="Table101.A2" office:value-type="string">
            <text:p text:style-name="Snippet">8+0i .cbrt</text:p>
          </table:table-cell>
          <table:table-cell table:style-name="Table101.B2" office:value-type="string">
            <text:p text:style-name="P14">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1005652"/>.e**<text:alphabetical-index-mark-end text:id="IMark261005652"/>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2">Code</text:p>
          </table:table-cell>
          <table:table-cell table:style-name="Table103.B2" office:value-type="string">
            <text:p text:style-name="P12">Result</text:p>
          </table:table-cell>
        </table:table-row>
        <table:table-row table:style-name="Table103.2">
          <table:table-cell table:style-name="Table103.A2" office:value-type="string">
            <text:p text:style-name="Snippet">1+1i .e**</text:p>
          </table:table-cell>
          <table:table-cell table:style-name="Table103.B2" office:value-type="string">
            <text:p text:style-name="P14">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1007140"/>.split<text:alphabetical-index-mark-end text:id="IMark26100714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2">Code</text:p>
          </table:table-cell>
          <table:table-cell table:style-name="Table19.B2" office:value-type="string">
            <text:p text:style-name="P12">Result</text:p>
          </table:table-cell>
        </table:table-row>
        <table:table-row table:style-name="Table19.1">
          <table:table-cell table:style-name="Table19.A2" office:value-type="string">
            <text:p text:style-name="Snippet">3+4i .split</text:p>
          </table:table-cell>
          <table:table-cell table:style-name="Table19.B2" office:value-type="string">
            <text:p text:style-name="P14">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1005652"/>.sqrt<text:alphabetical-index-mark-end text:id="IMark261005652"/>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2">Code</text:p>
          </table:table-cell>
          <table:table-cell table:style-name="Table20.B2" office:value-type="string">
            <text:p text:style-name="P12">Result</text:p>
          </table:table-cell>
        </table:table-row>
        <table:table-row table:style-name="Table20.2">
          <table:table-cell table:style-name="Table20.A2" office:value-type="string">
            <text:p text:style-name="Snippet">2+2i .sqrt</text:p>
          </table:table-cell>
          <table:table-cell table:style-name="Table20.B2" office:value-type="string">
            <text:p text:style-name="P14">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53599180"/>FalseClass<text:alphabetical-index-mark-end text:id="IMark15359918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1005652"/>&amp;&amp;<text:alphabetical-index-mark-end text:id="IMark261005652"/>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2">Code</text:p>
          </table:table-cell>
          <table:table-cell table:style-name="Table92.B2" office:value-type="string">
            <text:p text:style-name="P1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4">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4">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4">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4">true</text:p>
          </table:table-cell>
        </table:table-row>
      </table:table>
      <text:p text:style-name="Text_20_body"/>
      <table:table table:name="Table24" table:style-name="Table24">
        <table:table-column table:style-name="Table24.A"/>
        <table:table-column table:style-name="Table24.B"/>
        <table:table-row>
          <table:table-cell table:style-name="Table24.A1" table:number-columns-spanned="2" office:value-type="string">
            <text:h text:style-name="Heading_20_3" text:outline-level="3">[false object] <text:alphabetical-index-mark-start text:id="IMark261005652"/>^^<text:alphabetical-index-mark-end text:id="IMark261005652"/>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2">Code</text:p>
          </table:table-cell>
          <table:table-cell table:style-name="Table24.B2" office:value-type="string">
            <text:p text:style-name="P1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4">false</text:p>
          </table:table-cell>
        </table:table-row>
        <table:table-row table:style-name="Table24.2">
          <table:table-cell table:style-name="Table24.A2" office:value-type="string">
            <text:p text:style-name="Snippet">false true ^^</text:p>
          </table:table-cell>
          <table:table-cell table:style-name="Table24.B2" office:value-type="string">
            <text:p text:style-name="P14">true</text:p>
          </table:table-cell>
        </table:table-row>
        <table:table-row table:style-name="Table24.2">
          <table:table-cell table:style-name="Table24.A2" office:value-type="string">
            <text:p text:style-name="Snippet">true false ^^</text:p>
          </table:table-cell>
          <table:table-cell table:style-name="Table24.B2" office:value-type="string">
            <text:p text:style-name="P14">true</text:p>
          </table:table-cell>
        </table:table-row>
        <table:table-row table:style-name="Table24.2">
          <table:table-cell table:style-name="Table24.A2" office:value-type="string">
            <text:p text:style-name="Snippet">true true ^^</text:p>
          </table:table-cell>
          <table:table-cell table:style-name="Table24.B2" office:value-type="string">
            <text:p text:style-name="P14">false</text:p>
          </table:table-cell>
        </table:table-row>
      </table:table>
      <text:p text:style-name="Text_20_body"/>
      <table:table table:name="Table25" table:style-name="Table25">
        <table:table-column table:style-name="Table25.A"/>
        <table:table-column table:style-name="Table25.B"/>
        <text:soft-page-break/>
        <table:table-row>
          <table:table-cell table:style-name="Table25.A1" table:number-columns-spanned="2" office:value-type="string">
            <text:h text:style-name="Heading_20_3" text:outline-level="3">[false object] <text:alphabetical-index-mark-start text:id="IMark261005652"/>||<text:alphabetical-index-mark-end text:id="IMark261005652"/>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2">Code</text:p>
          </table:table-cell>
          <table:table-cell table:style-name="Table25.B2" office:value-type="string">
            <text:p text:style-name="P1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4">false</text:p>
          </table:table-cell>
        </table:table-row>
        <table:table-row table:style-name="Table25.2">
          <table:table-cell table:style-name="Table25.A2" office:value-type="string">
            <text:p text:style-name="Snippet">false true ||</text:p>
          </table:table-cell>
          <table:table-cell table:style-name="Table25.B2" office:value-type="string">
            <text:p text:style-name="P14">true</text:p>
          </table:table-cell>
        </table:table-row>
        <table:table-row table:style-name="Table25.2">
          <table:table-cell table:style-name="Table25.A2" office:value-type="string">
            <text:p text:style-name="Snippet">true false ||</text:p>
          </table:table-cell>
          <table:table-cell table:style-name="Table25.B2" office:value-type="string">
            <text:p text:style-name="P14">true</text:p>
          </table:table-cell>
        </table:table-row>
        <table:table-row table:style-name="Table25.2">
          <table:table-cell table:style-name="Table25.A2" office:value-type="string">
            <text:p text:style-name="Snippet">true true ||</text:p>
          </table:table-cell>
          <table:table-cell table:style-name="Table25.B2" office:value-type="string">
            <text:p text:style-name="P14">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3599180"/>Float<text:alphabetical-index-mark-end text:id="IMark15359918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3" text:note-class="footnote"><text:note-citation>5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4" text:note-class="footnote"><text:note-citation>5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55" text:note-class="footnote"><text:note-citation>55</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1">7.0</text:p>
          </table:table-cell>
          <table:table-cell table:style-name="Table8.B2" office:value-type="string">
            <text:p text:style-name="P10">7.0</text:p>
          </table:table-cell>
        </table:table-row>
        <table:table-row>
          <table:table-cell table:style-name="Table8.A2" office:value-type="string">
            <text:p text:style-name="P21">7.0E3</text:p>
          </table:table-cell>
          <table:table-cell table:style-name="Table8.B2" office:value-type="string">
            <text:p text:style-name="P10">7000.0</text:p>
          </table:table-cell>
        </table:table-row>
        <table:table-row>
          <table:table-cell table:style-name="Table8.A2" office:value-type="string">
            <text:p text:style-name="P21">7.0E-3</text:p>
          </table:table-cell>
          <table:table-cell table:style-name="Table8.B2" office:value-type="string">
            <text:p text:style-name="P10">0.007</text:p>
          </table:table-cell>
        </table:table-row>
        <table:table-row>
          <table:table-cell table:style-name="Table8.A2" office:value-type="string">
            <text:p text:style-name="P21">-7.0</text:p>
          </table:table-cell>
          <table:table-cell table:style-name="Table8.B2" office:value-type="string">
            <text:p text:style-name="P10">-7.0</text:p>
          </table:table-cell>
        </table:table-row>
        <table:table-row>
          <table:table-cell table:style-name="Table8.A2" office:value-type="string">
            <text:p text:style-name="P21">-7.0E3</text:p>
          </table:table-cell>
          <table:table-cell table:style-name="Table8.B2" office:value-type="string">
            <text:p text:style-name="P10">-7000.0</text:p>
          </table:table-cell>
        </table:table-row>
        <table:table-row>
          <table:table-cell table:style-name="Table8.A2" office:value-type="string">
            <text:p text:style-name="P21">-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3599564"/>Hash<text:alphabetical-index-mark-end text:id="IMark15359956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53599564"/><text:span text:style-name="T7">{</text:span><text:alphabetical-index-mark-end text:id="IMark153599564"/>” and the locally defined methods “<text:alphabetical-index-mark-start text:id="IMark153599132"/><text:span text:style-name="T7">-&gt;</text:span><text:alphabetical-index-mark-end text:id="IMark153599132"/>” and “<text:alphabetical-index-mark-start text:id="IMark153599756"/><text:span text:style-name="T7">}</text:span><text:alphabetical-index-mark-end text:id="IMark153599756"/>”.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1396902" text:continue-list="list3282207585616239027" text:style-name="L17">
        <text:list-item>
          <text:p text:style-name="P71">The first example creates an “empty” hash with zero data elements. </text:p>
        </text:list-item>
        <text:list-item>
          <text:p text:style-name="P71">Hash key and data do NOT need to be the same “type” of data. Mixing is allowed. </text:p>
        </text:list-item>
        <text:list-item>
          <text:p text:style-name="P71">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p text:style-name="P3"/>
      <text:h text:style-name="Heading_20_2" text:outline-level="2">Instance Methods</text:h>
      <text:p text:style-name="Text_20_body"/>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261006420"/>.[]!<text:alphabetical-index-mark-end text:id="IMark261006420"/>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2">Code</text:p>
          </table:table-cell>
          <table:table-cell table:style-name="Table99.B2" office:value-type="string">
            <text:p text:style-name="P12">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4">(“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1006420"/>.[]@<text:alphabetical-index-mark-end text:id="IMark261006420"/>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2">Code</text:p>
          </table:table-cell>
          <table:table-cell table:style-name="Table104.B2" office:value-type="string">
            <text:p text:style-name="P1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4">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4">nil</text:p>
          </table:table-cell>
        </table:table-row>
      </table:table>
      <text:p text:style-name="Text_20_body"/>
      <text:p text:style-name="P3"/>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1006420"/>.keys<text:alphabetical-index-mark-end text:id="IMark261006420"/>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2">Code</text:p>
          </table:table-cell>
          <table:table-cell table:style-name="Table105.B2" office:value-type="string">
            <text:p text:style-name="P1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4">[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61006420"/>.pp<text:alphabetical-index-mark-end text:id="IMark261006420"/>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2">Code</text:p>
          </table:table-cell>
          <table:table-cell table:style-name="Table107.B2" office:value-type="string">
            <text:p text:style-name="P1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4">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261006420"/>.strmax2<text:alphabetical-index-mark-end text:id="IMark261006420"/>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2">Code</text:p>
          </table:table-cell>
          <table:table-cell table:style-name="Table108.B2" office:value-type="string">
            <text:p text:style-name="P1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4">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61006420"/>.values<text:alphabetical-index-mark-end text:id="IMark261006420"/>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2">Code</text:p>
          </table:table-cell>
          <table:table-cell table:style-name="Table106.B2" office:value-type="string">
            <text:p text:style-name="P12">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4">[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3599132"/>InStream<text:alphabetical-index-mark-end text:id="IMark15359913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3599132"/>Integer<text:alphabetical-index-mark-end text:id="IMark15359913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6" text:note-class="footnote"><text:note-citation>5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7" text:note-class="footnote"><text:note-citation>5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58" text:note-class="footnote"><text:note-citation>58</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1">7</text:p>
          </table:table-cell>
          <table:table-cell table:style-name="Table7.B2" office:value-type="string">
            <text:p text:style-name="P10">7</text:p>
          </table:table-cell>
        </table:table-row>
        <table:table-row>
          <table:table-cell table:style-name="Table7.A2" office:value-type="string">
            <text:p text:style-name="P21">-7</text:p>
          </table:table-cell>
          <table:table-cell table:style-name="Table7.B2" office:value-type="string">
            <text:p text:style-name="P10">-7</text:p>
          </table:table-cell>
        </table:table-row>
        <table:table-row>
          <table:table-cell table:style-name="Table7.A2" office:value-type="string">
            <text:p text:style-name="P21">445556678789933</text:p>
          </table:table-cell>
          <table:table-cell table:style-name="Table7.B2" office:value-type="string">
            <text:p text:style-name="P10">445556678789933</text:p>
          </table:table-cell>
        </table:table-row>
        <table:table-row>
          <table:table-cell table:style-name="Table7.A2" office:value-type="string">
            <text:p text:style-name="P21">0xff</text:p>
          </table:table-cell>
          <table:table-cell table:style-name="Table7.B2" office:value-type="string">
            <text:p text:style-name="P10">255</text:p>
          </table:table-cell>
        </table:table-row>
        <table:table-row>
          <table:table-cell table:style-name="Table7.A2" office:value-type="string">
            <text:p text:style-name="P21">0xffffffffff</text:p>
          </table:table-cell>
          <table:table-cell table:style-name="Table7.B2" office:value-type="string">
            <text:p text:style-name="P10">1099511627775</text:p>
          </table:table-cell>
        </table:table-row>
        <table:table-row>
          <table:table-cell table:style-name="Table7.A2" office:value-type="string">
            <text:p text:style-name="P21">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4198596"/><text:alphabetical-index-mark-start text:id="IMark154198644"/>MaxNumeric<text:alphabetical-index-mark-end text:id="IMark154198644"/><text:alphabetical-index-mark-end text:id="IMark15419859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4198596"/><text:alphabetical-index-mark-start text:id="IMark154198644"/>MinNumeric<text:alphabetical-index-mark-end text:id="IMark154198644"/><text:alphabetical-index-mark-end text:id="IMark15419859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4198596"/><text:alphabetical-index-mark-start text:id="IMark154198644"/><text:alphabetical-index-mark-start text:id="IMark154201620"/>NilClass<text:alphabetical-index-mark-end text:id="IMark154201620"/><text:alphabetical-index-mark-end text:id="IMark154198644"/><text:alphabetical-index-mark-end text:id="IMark15419859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3599756"/>&amp;&amp;<text:alphabetical-index-mark-end text:id="IMark153599756"/>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2">Code</text:p>
          </table:table-cell>
          <table:table-cell table:style-name="Table26.B2" office:value-type="string">
            <text:p text:style-name="P12">Result</text:p>
          </table:table-cell>
        </table:table-row>
        <table:table-row table:style-name="Table26.2">
          <table:table-cell table:style-name="Table26.A2" office:value-type="string">
            <text:p text:style-name="Snippet"/>
          </table:table-cell>
          <table:table-cell table:style-name="Table26.B2" office:value-type="string">
            <text:p text:style-name="P14"/>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3599756"/>^^<text:alphabetical-index-mark-end text:id="IMark153599756"/>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2">Code</text:p>
          </table:table-cell>
          <table:table-cell table:style-name="Table27.B2" office:value-type="string">
            <text:p text:style-name="P12">Result</text:p>
          </table:table-cell>
        </table:table-row>
        <table:table-row table:style-name="Table27.2">
          <table:table-cell table:style-name="Table27.A2" office:value-type="string">
            <text:p text:style-name="Snippet"/>
          </table:table-cell>
          <table:table-cell table:style-name="Table27.B2" office:value-type="string">
            <text:p text:style-name="P14"/>
          </table:table-cell>
        </table:table-row>
      </table:table>
      <text:p text:style-name="Text_20_body"/>
      <table:table table:name="Table28" table:style-name="Table28">
        <table:table-column table:style-name="Table28.A"/>
        <table:table-column table:style-name="Table28.B"/>
        <table:table-row>
          <table:table-cell table:style-name="Table28.A1" table:number-columns-spanned="2" office:value-type="string">
            <text:h text:style-name="Heading_20_3" text:outline-level="3">[nil object] <text:alphabetical-index-mark-start text:id="IMark153599756"/>||<text:alphabetical-index-mark-end text:id="IMark153599756"/>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2">Code</text:p>
          </table:table-cell>
          <table:table-cell table:style-name="Table28.B2" office:value-type="string">
            <text:p text:style-name="P12">Result</text:p>
          </table:table-cell>
        </table:table-row>
        <table:table-row table:style-name="Table28.2">
          <table:table-cell table:style-name="Table28.A2" office:value-type="string">
            <text:p text:style-name="Snippet"/>
          </table:table-cell>
          <table:table-cell table:style-name="Table28.B2" office:value-type="string">
            <text:p text:style-name="P14"/>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4198596"/>Numeric<text:alphabetical-index-mark-end text:id="IMark15419859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4198596"/>Object<text:alphabetical-index-mark-end text:id="IMark154198596"/></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3599756"/>&amp;&amp;<text:alphabetical-index-mark-end text:id="IMark153599756"/>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2">Code</text:p>
          </table:table-cell>
          <table:table-cell table:style-name="Table29.B2" office:value-type="string">
            <text:p text:style-name="P12">Result</text:p>
          </table:table-cell>
        </table:table-row>
        <table:table-row table:style-name="Table29.2">
          <table:table-cell table:style-name="Table29.A2" office:value-type="string">
            <text:p text:style-name="Snippet"/>
          </table:table-cell>
          <table:table-cell table:style-name="Table29.B2" office:value-type="string">
            <text:p text:style-name="P14"/>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53599756"/>)methods<text:alphabetical-index-mark-end text:id="IMark15359975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2">Code</text:p>
          </table:table-cell>
          <table:table-cell table:style-name="Table10.B2" office:value-type="string">
            <text:p text:style-name="P12">Result</text:p>
          </table:table-cell>
        </table:table-row>
        <table:table-row table:style-name="Table10.2">
          <table:table-cell table:style-name="Table10.A2" office:value-type="string">
            <text:p text:style-name="Snippet"/>
          </table:table-cell>
          <table:table-cell table:style-name="Table10.B2" office:value-type="string">
            <text:p text:style-name="P14"/>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53599756"/>.<text:alphabetical-index-mark-end text:id="IMark153599756"/>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2">Code</text:p>
          </table:table-cell>
          <table:table-cell table:style-name="Table11.B2" office:value-type="string">
            <text:p text:style-name="P12">Result</text:p>
          </table:table-cell>
        </table:table-row>
        <table:table-row table:style-name="Table11.2">
          <table:table-cell table:style-name="Table11.A2" office:value-type="string">
            <text:p text:style-name="Snippet"/>
          </table:table-cell>
          <table:table-cell table:style-name="Table11.B2" office:value-type="string">
            <text:p text:style-name="P14"/>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3599756"/>.class<text:alphabetical-index-mark-end text:id="IMark153599756"/> [a_class]</text:h>
            <text:p text:style-name="P14"><text:span text:style-name="T1">Routing:</text:span> TOS.</text:p>
            <text:p text:style-name="P14">Get the class of the receiver object.</text:p>
          </table:table-cell>
          <table:covered-table-cell/>
        </table:table-row>
        <table:table-row table:style-name="Table12.2">
          <table:table-cell table:style-name="Table12.A2" office:value-type="string">
            <text:p text:style-name="P12">Code</text:p>
          </table:table-cell>
          <table:table-cell table:style-name="Table12.B2" office:value-type="string">
            <text:p text:style-name="P12">Result</text:p>
          </table:table-cell>
        </table:table-row>
        <table:table-row table:style-name="Table12.2">
          <table:table-cell table:style-name="Table12.A2" office:value-type="string">
            <text:p text:style-name="Snippet"/>
          </table:table-cell>
          <table:table-cell table:style-name="Table12.B2" office:value-type="string">
            <text:p text:style-name="P14"/>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53599756"/>.clone<text:alphabetical-index-mark-end text:id="IMark15359975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2">Code</text:p>
          </table:table-cell>
          <table:table-cell table:style-name="Table14.B2" office:value-type="string">
            <text:p text:style-name="P12">Result</text:p>
          </table:table-cell>
        </table:table-row>
        <table:table-row table:style-name="Table14.1">
          <table:table-cell table:style-name="Table14.A2" office:value-type="string">
            <text:p text:style-name="Snippet"/>
          </table:table-cell>
          <table:table-cell table:style-name="Table14.B2" office:value-type="string">
            <text:p text:style-name="P14"/>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53599756"/>.copy<text:alphabetical-index-mark-end text:id="IMark15359975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2">Code</text:p>
          </table:table-cell>
          <table:table-cell table:style-name="Table15.B2" office:value-type="string">
            <text:p text:style-name="P12">Result</text:p>
          </table:table-cell>
        </table:table-row>
        <table:table-row table:style-name="Table15.2">
          <table:table-cell table:style-name="Table15.A2" office:value-type="string">
            <text:p text:style-name="Snippet"/>
          </table:table-cell>
          <table:table-cell table:style-name="Table15.B2" office:value-type="string">
            <text:p text:style-name="P14"/>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53599756"/>.init<text:alphabetical-index-mark-end text:id="IMark15359975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2">Code</text:p>
          </table:table-cell>
          <table:table-cell table:style-name="Table16.B2" office:value-type="string">
            <text:p text:style-name="P12">Result</text:p>
          </table:table-cell>
        </table:table-row>
        <table:table-row table:style-name="Table16.2">
          <table:table-cell table:style-name="Table16.A2" office:value-type="string">
            <text:p text:style-name="Snippet"/>
          </table:table-cell>
          <table:table-cell table:style-name="Table16.B2" office:value-type="string">
            <text:p text:style-name="P14"/>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3599756"/>.is_class?<text:alphabetical-index-mark-end text:id="IMark153599756"/>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2">Code</text:p>
          </table:table-cell>
          <table:table-cell table:style-name="Table17.B2" office:value-type="string">
            <text:p text:style-name="P12">Result</text:p>
          </table:table-cell>
        </table:table-row>
        <table:table-row table:style-name="Table17.2">
          <table:table-cell table:style-name="Table17.A2" office:value-type="string">
            <text:p text:style-name="Snippet"/>
          </table:table-cell>
          <table:table-cell table:style-name="Table17.B2" office:value-type="string">
            <text:p text:style-name="P14"/>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53599756"/>.name<text:alphabetical-index-mark-end text:id="IMark15359975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Snippet">Object .name</text:p>
          </table:table-cell>
          <table:table-cell table:style-name="Table30.B2" office:value-type="string">
            <text:p text:style-name="P14">“Object”</text:p>
          </table:table-cell>
        </table:table-row>
        <table:table-row>
          <table:table-cell table:style-name="Table30.A2" office:value-type="string">
            <text:p text:style-name="Snippet">100 .name</text:p>
          </table:table-cell>
          <table:table-cell table:style-name="Table30.B2" office:value-type="string">
            <text:p text:style-name="P14">“Fixnum instance”</text:p>
          </table:table-cell>
        </table:table-row>
        <table:table-row>
          <table:table-cell table:style-name="Table30.A2" office:value-type="string">
            <text:p text:style-name="Snippet">vm .name</text:p>
          </table:table-cell>
          <table:table-cell table:style-name="Table30.B2" office:value-type="string">
            <text:p text:style-name="P14">“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53599756"/>.strlen<text:alphabetical-index-mark-end text:id="IMark15359975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Snippet">"ABCD" .strlen </text:p>
          </table:table-cell>
          <table:table-cell table:style-name="Table31.A1" office:value-type="string">
            <text:p text:style-name="P14">4</text:p>
          </table:table-cell>
        </table:table-row>
        <table:table-row>
          <table:table-cell table:style-name="Table31.A3" office:value-type="string">
            <text:p text:style-name="Snippet">100 .strlen </text:p>
          </table:table-cell>
          <table:table-cell table:style-name="Table31.B4" office:value-type="string">
            <text:p text:style-name="P14">3</text:p>
          </table:table-cell>
        </table:table-row>
        <table:table-row>
          <table:table-cell table:style-name="Table31.A5" office:value-type="string">
            <text:p text:style-name="Snippet">Object .strlen </text:p>
          </table:table-cell>
          <table:table-cell table:style-name="Table31.A1" office:value-type="string">
            <text:p text:style-name="P14">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53599756"/>.to_f<text:alphabetical-index-mark-end text:id="IMark15359975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53599756"/>.to_f!<text:alphabetical-index-mark-end text:id="IMark15359975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53599756"/>.to_i<text:alphabetical-index-mark-end text:id="IMark15359975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53599756"/>.to_i!<text:alphabetical-index-mark-end text:id="IMark153599756"/>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53599756"/>.to_n<text:alphabetical-index-mark-end text:id="IMark15359975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53599756"/>.to_n!<text:alphabetical-index-mark-end text:id="IMark15359975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19">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53599756"/>.to_r<text:alphabetical-index-mark-end text:id="IMark15359975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53599756"/>.to_r!<text:alphabetical-index-mark-end text:id="IMark15359975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53599756"/>.to_s<text:alphabetical-index-mark-end text:id="IMark15359975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53599756"/>.to_x<text:alphabetical-index-mark-end text:id="IMark15359975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Snippet">5 .to_x</text:p>
          </table:table-cell>
          <table:table-cell table:style-name="Table41.B2" office:value-type="string">
            <text:p text:style-name="P14">5+0i</text:p>
          </table:table-cell>
        </table:table-row>
        <table:table-row>
          <table:table-cell table:style-name="Table41.A2" office:value-type="string">
            <text:p text:style-name="Snippet">5.2 .to_x</text:p>
          </table:table-cell>
          <table:table-cell table:style-name="Table41.B2" office:value-type="string">
            <text:p text:style-name="P14">5.2+0i</text:p>
          </table:table-cell>
        </table:table-row>
        <table:table-row>
          <table:table-cell table:style-name="Table41.A2" office:value-type="string">
            <text:p text:style-name="Snippet">“5” .to_x</text:p>
          </table:table-cell>
          <table:table-cell table:style-name="Table41.B2" office:value-type="string">
            <text:p text:style-name="P14">5+0i</text:p>
          </table:table-cell>
        </table:table-row>
        <table:table-row>
          <table:table-cell table:style-name="Table41.A2" office:value-type="string">
            <text:p text:style-name="Snippet">1+2i .to_x</text:p>
          </table:table-cell>
          <table:table-cell table:style-name="Table41.B2" office:value-type="string">
            <text:p text:style-name="P14">1+2i</text:p>
          </table:table-cell>
        </table:table-row>
        <table:table-row>
          <table:table-cell table:style-name="Table41.A2" office:value-type="string">
            <text:p text:style-name="Snippet">“apple” .to_x</text:p>
          </table:table-cell>
          <table:table-cell table:style-name="Table41.B2" office:value-type="string">
            <text:p text:style-name="P14">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53599756"/>.to_x!<text:alphabetical-index-mark-end text:id="IMark15359975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Snippet">5 .to_x!</text:p>
          </table:table-cell>
          <table:table-cell table:style-name="Table42.B2" office:value-type="string">
            <text:p text:style-name="P14">5+0i</text:p>
          </table:table-cell>
        </table:table-row>
        <table:table-row table:style-name="Table42.1">
          <table:table-cell table:style-name="Table42.A2" office:value-type="string">
            <text:p text:style-name="Snippet">5.2 .to_x!</text:p>
          </table:table-cell>
          <table:table-cell table:style-name="Table42.B2" office:value-type="string">
            <text:p text:style-name="P14">5.2+0i</text:p>
          </table:table-cell>
        </table:table-row>
        <table:table-row table:style-name="Table42.1">
          <table:table-cell table:style-name="Table42.A2" office:value-type="string">
            <text:p text:style-name="Snippet">“5” .to_x!</text:p>
          </table:table-cell>
          <table:table-cell table:style-name="Table42.B2" office:value-type="string">
            <text:p text:style-name="P14">5+0i</text:p>
          </table:table-cell>
        </table:table-row>
        <table:table-row table:style-name="Table42.1">
          <table:table-cell table:style-name="Table42.A2" office:value-type="string">
            <text:p text:style-name="Snippet">1+2i .to_x!</text:p>
          </table:table-cell>
          <table:table-cell table:style-name="Table42.B2" office:value-type="string">
            <text:p text:style-name="P14">1+2i</text:p>
          </table:table-cell>
        </table:table-row>
        <table:table-row table:style-name="Table42.1">
          <table:table-cell table:style-name="Table42.A2" office:value-type="string">
            <text:p text:style-name="Snippet">“apple” .to_x!</text:p>
          </table:table-cell>
          <table:table-cell table:style-name="Table42.B2" office:value-type="string">
            <text:p text:style-name="P20">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3599756"/>&lt;&gt;<text:alphabetical-index-mark-end text:id="IMark153599756"/>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2">Code</text:p>
          </table:table-cell>
          <table:table-cell table:style-name="Table23.B2" office:value-type="string">
            <text:p text:style-name="P12">Result</text:p>
          </table:table-cell>
        </table:table-row>
        <table:table-row table:style-name="Table23.2">
          <table:table-cell table:style-name="Table23.A2" office:value-type="string">
            <text:p text:style-name="Snippet"/>
          </table:table-cell>
          <table:table-cell table:style-name="Table23.B2" office:value-type="string">
            <text:p text:style-name="P14"/>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3599756"/>=<text:alphabetical-index-mark-end text:id="IMark153599756"/>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2">Code</text:p>
          </table:table-cell>
          <table:table-cell table:style-name="Table43.B2" office:value-type="string">
            <text:p text:style-name="P12">Result</text:p>
          </table:table-cell>
        </table:table-row>
        <table:table-row table:style-name="Table43.2">
          <table:table-cell table:style-name="Table43.A2" office:value-type="string">
            <text:p text:style-name="Snippet"/>
          </table:table-cell>
          <table:table-cell table:style-name="Table43.B2" office:value-type="string">
            <text:p text:style-name="P14"/>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3599756"/>^^<text:alphabetical-index-mark-end text:id="IMark15359975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2">Code</text:p>
          </table:table-cell>
          <table:table-cell table:style-name="Table44.B2" office:value-type="string">
            <text:p text:style-name="P12">Result</text:p>
          </table:table-cell>
        </table:table-row>
        <table:table-row table:style-name="Table44.2">
          <table:table-cell table:style-name="Table44.A2" office:value-type="string">
            <text:p text:style-name="Snippet"/>
          </table:table-cell>
          <table:table-cell table:style-name="Table44.B2" office:value-type="string">
            <text:p text:style-name="P14"/>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3599756"/>distinct?<text:alphabetical-index-mark-end text:id="IMark15359975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4">true</text:p>
          </table:table-cell>
        </table:table-row>
        <table:table-row table:style-name="Table46.1">
          <table:table-cell table:style-name="Table46.A2" office:value-type="string">
            <text:p text:style-name="Snippet">4 4 distinct?</text:p>
          </table:table-cell>
          <table:table-cell table:style-name="Table46.B2" office:value-type="string">
            <text:p text:style-name="P14">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4">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4">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4">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53599756"/>identical?<text:alphabetical-index-mark-end text:id="IMark15359975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4">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4">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4">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4">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4">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3599756"/>max<text:alphabetical-index-mark-end text:id="IMark15359975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Snippet">4 5 max</text:p>
          </table:table-cell>
          <table:table-cell table:style-name="Table48.B2" office:value-type="string">
            <text:p text:style-name="P14">5</text:p>
          </table:table-cell>
        </table:table-row>
        <table:table-row table:style-name="Table48.1">
          <table:table-cell table:style-name="Table48.A2" office:value-type="string">
            <text:p text:style-name="Snippet">4 “5” max</text:p>
          </table:table-cell>
          <table:table-cell table:style-name="Table48.B2" office:value-type="string">
            <text:p text:style-name="P14">“5”</text:p>
          </table:table-cell>
        </table:table-row>
        <table:table-row table:style-name="Table48.1">
          <table:table-cell table:style-name="Table48.A2" office:value-type="string">
            <text:p text:style-name="Snippet">4 2 max</text:p>
          </table:table-cell>
          <table:table-cell table:style-name="Table48.B2" office:value-type="string">
            <text:p text:style-name="P14">4</text:p>
          </table:table-cell>
        </table:table-row>
        <table:table-row table:style-name="Table48.1">
          <table:table-cell table:style-name="Table48.A2" office:value-type="string">
            <text:p text:style-name="Snippet">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3599756"/>min<text:alphabetical-index-mark-end text:id="IMark15359975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Snippet">4 5 min</text:p>
          </table:table-cell>
          <table:table-cell table:style-name="Table49.B2" office:value-type="string">
            <text:p text:style-name="P14">4</text:p>
          </table:table-cell>
        </table:table-row>
        <table:table-row table:style-name="Table49.1">
          <table:table-cell table:style-name="Table49.A2" office:value-type="string">
            <text:p text:style-name="Snippet">4 “5” min</text:p>
          </table:table-cell>
          <table:table-cell table:style-name="Table49.B2" office:value-type="string">
            <text:p text:style-name="P14">4</text:p>
          </table:table-cell>
        </table:table-row>
        <table:table-row table:style-name="Table49.1">
          <table:table-cell table:style-name="Table49.A2" office:value-type="string">
            <text:p text:style-name="Snippet">4 2 min</text:p>
          </table:table-cell>
          <table:table-cell table:style-name="Table49.B2" office:value-type="string">
            <text:p text:style-name="P14">2</text:p>
          </table:table-cell>
        </table:table-row>
        <table:table-row table:style-name="Table49.1">
          <table:table-cell table:style-name="Table49.A2" office:value-type="string">
            <text:p text:style-name="Snippet">4 “apple” min</text:p>
          </table:table-cell>
          <table:table-cell table:style-name="Table49.B2" office:value-type="string">
            <text:p text:style-name="P20">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53599756"/>nil&lt;&gt;<text:alphabetical-index-mark-end text:id="IMark153599756"/>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2">Code</text:p>
          </table:table-cell>
          <table:table-cell table:style-name="Table45.B2" office:value-type="string">
            <text:p text:style-name="P12">Result</text:p>
          </table:table-cell>
        </table:table-row>
        <table:table-row table:style-name="Table45.2">
          <table:table-cell table:style-name="Table45.A2" office:value-type="string">
            <text:p text:style-name="Snippet"/>
          </table:table-cell>
          <table:table-cell table:style-name="Table45.B2" office:value-type="string">
            <text:p text:style-name="P14"/>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53599756"/>nil=<text:alphabetical-index-mark-end text:id="IMark15359975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2">Code</text:p>
          </table:table-cell>
          <table:table-cell table:style-name="Table50.B2" office:value-type="string">
            <text:p text:style-name="P12">Result</text:p>
          </table:table-cell>
        </table:table-row>
        <table:table-row table:style-name="Table50.2">
          <table:table-cell table:style-name="Table50.A2" office:value-type="string">
            <text:p text:style-name="Snippet"/>
          </table:table-cell>
          <table:table-cell table:style-name="Table50.B2" office:value-type="string">
            <text:p text:style-name="P14"/>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3599756"/>not<text:alphabetical-index-mark-end text:id="IMark15359975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2">Code</text:p>
          </table:table-cell>
          <table:table-cell table:style-name="Table51.B2" office:value-type="string">
            <text:p text:style-name="P12">Result</text:p>
          </table:table-cell>
        </table:table-row>
        <table:table-row table:style-name="Table51.2">
          <table:table-cell table:style-name="Table51.A2" office:value-type="string">
            <text:p text:style-name="Snippet"/>
          </table:table-cell>
          <table:table-cell table:style-name="Table51.B2" office:value-type="string">
            <text:p text:style-name="P14"/>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53599756"/>||<text:alphabetical-index-mark-end text:id="IMark153599756"/>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2">Code</text:p>
          </table:table-cell>
          <table:table-cell table:style-name="Table52.B2" office:value-type="string">
            <text:p text:style-name="P12">Result</text:p>
          </table:table-cell>
        </table:table-row>
        <table:table-row table:style-name="Table52.1">
          <table:table-cell table:style-name="Table52.A2" office:value-type="string">
            <text:p text:style-name="Snippet"/>
          </table:table-cell>
          <table:table-cell table:style-name="Table52.B2" office:value-type="string">
            <text:p text:style-name="P14"/>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4198596"/>OutStream<text:alphabetical-index-mark-end text:id="IMark15419859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4198596"/>Procedure<text:alphabetical-index-mark-end text:id="IMark15419859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4198596"/>Queue<text:alphabetical-index-mark-end text:id="IMark15419859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4198596"/>Rational<text:alphabetical-index-mark-end text:id="IMark15419859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9" text:note-class="footnote"><text:note-citation>5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60" text:note-class="footnote"><text:note-citation>60</text:note-citation><text:note-body><text:p text:style-name="Footnote">No spaces are permitted within the literal.</text:p></text:note-body></text:note></text:p>
          </table:table-cell>
          <table:table-cell table:style-name="Table6.B1" office:value-type="string">
            <text:p text:style-name="P11">Value<text:note text:id="ftn61" text:note-class="footnote"><text:note-citation>6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0">1/2</text:p>
          </table:table-cell>
        </table:table-row>
        <table:table-row>
          <table:table-cell table:style-name="Table6.A2" office:value-type="string">
            <text:p text:style-name="P21">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3599228"/>.split<text:alphabetical-index-mark-end text:id="IMark1535992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4">1/2 .split</text:p>
          </table:table-cell>
          <table:table-cell table:style-name="Table18.B2" office:value-type="string">
            <text:p text:style-name="P14">1 <text:s/>2</text:p>
          </table:table-cell>
        </table:table-row>
        <table:table-row table:style-name="Table18.1">
          <table:table-cell table:style-name="Table18.A2" office:value-type="string">
            <text:p text:style-name="P14">3/4 .split</text:p>
          </table:table-cell>
          <table:table-cell table:style-name="Table18.B2" office:value-type="string">
            <text:p text:style-name="P14">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4201956"/>Stack<text:alphabetical-index-mark-end text:id="IMark15420195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4201956"/>String<text:alphabetical-index-mark-end text:id="IMark15420195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4201956"/>Thread<text:alphabetical-index-mark-end text:id="IMark15420195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4201956"/><text:alphabetical-index-mark-start text:id="IMark154200180"/><text:alphabetical-index-mark-start text:id="IMark154200372"/>TrueClass<text:alphabetical-index-mark-end text:id="IMark154200372"/><text:alphabetical-index-mark-end text:id="IMark154200180"/><text:alphabetical-index-mark-end text:id="IMark15420195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5"/>
      <text:h text:style-name="Heading_20_1" text:outline-level="1"><text:alphabetical-index-mark-start text:id="IMark154201956"/>VirtualMachine<text:alphabetical-index-mark-end text:id="IMark15420195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53599228"/>.:<text:alphabetical-index-mark-end text:id="IMark153599228"/>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2">Code</text:p>
          </table:table-cell>
          <table:covered-table-cell/>
          <table:table-cell table:style-name="Table53.C2" office:value-type="string">
            <text:p text:style-name="P12">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4">(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4">(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4">(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6">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6">(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6">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6">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53599228"/>super<text:alphabetical-index-mark-end text:id="IMark153599228"/>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2">Code</text:p>
          </table:table-cell>
          <table:covered-table-cell/>
          <table:table-cell table:style-name="Table53.C2" office:value-type="string">
            <text:p text:style-name="P12">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4">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2">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53599228"/>val:<text:alphabetical-index-mark-end text:id="IMark153599228"/>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2">Code</text:p>
          </table:table-cell>
          <table:covered-table-cell/>
          <table:table-cell table:style-name="Table53.C2" office:value-type="string">
            <text:p text:style-name="P12">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4">(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3599228"/>var:<text:alphabetical-index-mark-end text:id="IMark153599228"/>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2">Code</text:p>
          </table:table-cell>
          <table:covered-table-cell/>
          <table:table-cell table:style-name="Table53.C2" office:value-type="string">
            <text:p text:style-name="P12">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4">(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3599228"/>val@:<text:alphabetical-index-mark-end text:id="IMark15359922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2">Code</text:p>
          </table:table-cell>
          <table:table-cell table:style-name="Table53.C2" table:number-columns-spanned="2" office:value-type="string">
            <text:p text:style-name="P12">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4">(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53599228"/>var@:<text:alphabetical-index-mark-end text:id="IMark15359922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2">Code</text:p>
          </table:table-cell>
          <table:table-cell table:style-name="Table53.C2" table:number-columns-spanned="2" office:value-type="string">
            <text:p text:style-name="P12">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4">(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53599228"/>;<text:alphabetical-index-mark-end text:id="IMark153599228"/>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53599228"/>.::<text:alphabetical-index-mark-end text:id="IMark153599228"/>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47"/>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3599228"/>inst:<text:alphabetical-index-mark-end text:id="IMark15359922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3599228"/>local:<text:alphabetical-index-mark-end text:id="IMark15359922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3599228"/>super<text:alphabetical-index-mark-end text:id="IMark15359922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3599228"/>;<text:alphabetical-index-mark-end text:id="IMark15359922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4201956"/>Commands<text:alphabetical-index-mark-end text:id="IMark15420195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54201956"/>)entries<text:alphabetical-index-mark-end text:id="IMark154201956"/>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2" text:note-class="footnote"><text:note-citation>6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7">.</text:p>
          </table:table-cell>
          <table:table-cell table:style-name="Table4.B2" office:value-type="string">
            <text:p text:style-name="P14">Any character except newline</text:p>
          </table:table-cell>
        </table:table-row>
        <table:table-row>
          <table:table-cell table:style-name="Table4.A2" office:value-type="string">
            <text:p text:style-name="P17">[A-Z]</text:p>
          </table:table-cell>
          <table:table-cell table:style-name="Table4.B2" office:value-type="string">
            <text:p text:style-name="P14">Any uppercase alphabetical character.</text:p>
          </table:table-cell>
        </table:table-row>
        <table:table-row>
          <table:table-cell table:style-name="Table4.A2" office:value-type="string">
            <text:p text:style-name="P17">[A-Za-z0-9_]</text:p>
          </table:table-cell>
          <table:table-cell table:style-name="Table4.B2" office:value-type="string">
            <text:p text:style-name="P14">Any alphanumeric or underscore character.</text:p>
          </table:table-cell>
        </table:table-row>
        <table:table-row>
          <table:table-cell table:style-name="Table4.A2" office:value-type="string">
            <text:p text:style-name="P17">\.</text:p>
          </table:table-cell>
          <table:table-cell table:style-name="Table4.B2" office:value-type="string">
            <text:p text:style-name="P14">A single '.' character.</text:p>
          </table:table-cell>
        </table:table-row>
        <table:table-row>
          <table:table-cell table:style-name="Table4.A2" office:value-type="string">
            <text:p text:style-name="P17">\/</text:p>
          </table:table-cell>
          <table:table-cell table:style-name="Table4.B2" office:value-type="string">
            <text:p text:style-name="P14">A single '/' character</text:p>
          </table:table-cell>
        </table:table-row>
        <table:table-row>
          <table:table-cell table:style-name="Table4.A2" office:value-type="string">
            <text:p text:style-name="P17">\$</text:p>
          </table:table-cell>
          <table:table-cell table:style-name="Table4.B2" office:value-type="string">
            <text:p text:style-name="P14">A single '$' character.</text:p>
          </table:table-cell>
        </table:table-row>
        <table:table-row>
          <table:table-cell table:style-name="Table4.A2" office:value-type="string">
            <text:p text:style-name="P17">\d</text:p>
          </table:table-cell>
          <table:table-cell table:style-name="Table4.B2" office:value-type="string">
            <text:p text:style-name="P14">A digit (0..9)</text:p>
          </table:table-cell>
        </table:table-row>
        <table:table-row>
          <table:table-cell table:style-name="Table4.A2" office:value-type="string">
            <text:p text:style-name="P17">X*</text:p>
          </table:table-cell>
          <table:table-cell table:style-name="Table4.B2" office:value-type="string">
            <text:p text:style-name="P14">0 or more repetitions of the X expression.</text:p>
          </table:table-cell>
        </table:table-row>
        <table:table-row>
          <table:table-cell table:style-name="Table4.A2" office:value-type="string">
            <text:p text:style-name="P17">X+</text:p>
          </table:table-cell>
          <table:table-cell table:style-name="Table4.B2" office:value-type="string">
            <text:p text:style-name="P14">1 or more repetitions of the X expression.</text:p>
          </table:table-cell>
        </table:table-row>
        <table:table-row>
          <table:table-cell table:style-name="Table4.A2" office:value-type="string">
            <text:p text:style-name="P17">^</text:p>
          </table:table-cell>
          <table:table-cell table:style-name="Table4.B2" office:value-type="string">
            <text:p text:style-name="P14">The beginning of the line or string.</text:p>
          </table:table-cell>
        </table:table-row>
        <table:table-row>
          <table:table-cell table:style-name="Table4.A2" office:value-type="string">
            <text:p text:style-name="P17">$</text:p>
          </table:table-cell>
          <table:table-cell table:style-name="Table4.B2" office:value-type="string">
            <text:p text:style-name="P14">The end of the line or string</text:p>
          </table:table-cell>
        </table:table-row>
        <table:table-row>
          <table:table-cell table:style-name="Table4.A2" office:value-type="string">
            <text:p text:style-name="P15">other</text:p>
          </table:table-cell>
          <table:table-cell table:style-name="Table4.B2" office:value-type="string">
            <text:p text:style-name="P14">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6">A</text:p>
          <text:p text:style-name="P55">again<text:tab/>24</text:p>
          <text:p text:style-name="P55">Archive<text:tab/>11</text:p>
          <text:p text:style-name="P55">Array<text:tab/>51</text:p>
          <text:p text:style-name="P56">B</text:p>
          <text:p text:style-name="P55">begin<text:tab/>23</text:p>
          <text:p text:style-name="P55">bounce<text:tab/>34, 36</text:p>
          <text:p text:style-name="P56">C</text:p>
          <text:p text:style-name="P55">catch<text:tab/>33, 36</text:p>
          <text:p text:style-name="P55">Class<text:tab/>62</text:p>
          <text:p text:style-name="P55">Classes<text:tab/>45</text:p>
          <text:p text:style-name="P55">Commands<text:tab/>63, 110</text:p>
          <text:p text:style-name="P55">Complex<text:tab/>65</text:p>
          <text:p text:style-name="P56">D</text:p>
          <text:p text:style-name="P55">Declarations<text:tab/>25</text:p>
          <text:p text:style-name="P55">Demo.rb<text:tab/>11</text:p>
          <text:p text:style-name="P55">distinct?<text:tab/>91</text:p>
          <text:p text:style-name="P55">do<text:tab/>22</text:p>
          <text:p text:style-name="P55">do_map_name<text:tab/>49</text:p>
          <text:p text:style-name="P55">drop<text:tab/>18</text:p>
          <text:p text:style-name="P55">Duck Typing<text:tab/>25</text:p>
          <text:p text:style-name="P55">dup<text:tab/>18</text:p>
          <text:p text:style-name="P56">E</text:p>
          <text:p text:style-name="P55">else<text:tab/>20</text:p>
          <text:p text:style-name="P56">F</text:p>
          <text:p text:style-name="P55">FalseClass<text:tab/>68</text:p>
          <text:p text:style-name="P55">finally<text:tab/>35p.</text:p>
          <text:p text:style-name="P55">Float<text:tab/>70</text:p>
          <text:p text:style-name="P56">H</text:p>
          <text:p text:style-name="P55">Hash<text:tab/>71</text:p>
          <text:p text:style-name="P56">I</text:p>
          <text:p text:style-name="P55">i<text:tab/>22</text:p>
          <text:p text:style-name="P55">identical?<text:tab/>91</text:p>
          <text:p text:style-name="P55">if<text:tab/>20</text:p>
          <text:p text:style-name="P55">Inheritance<text:tab/>46</text:p>
          <text:p text:style-name="P55">inst:<text:tab/>108</text:p>
          <text:p text:style-name="P55">InStream<text:tab/>74</text:p>
          <text:p text:style-name="P55">Integer<text:tab/>75</text:p>
          <text:p text:style-name="P56">J</text:p>
          <text:p text:style-name="P55">j<text:tab/>22</text:p>
          <text:p text:style-name="P56">L</text:p>
          <text:p text:style-name="P55">Late Binding<text:tab/>46</text:p>
          <text:p text:style-name="P55">local:<text:tab/>108</text:p>
          <text:p text:style-name="P55">loop<text:tab/>22</text:p>
          <text:p text:style-name="P56">M</text:p>
          <text:p text:style-name="P55">max<text:tab/>92</text:p>
          <text:p text:style-name="P55">MaxNumeric<text:tab/>77</text:p>
          <text:p text:style-name="P55">Method Mapping<text:tab/>47</text:p>
          <text:p text:style-name="P55">Methods<text:tab/>46</text:p>
          <text:p text:style-name="P55">min<text:tab/>92</text:p>
          <text:p text:style-name="P55">MinNumeric<text:tab/>78</text:p>
          <text:p text:style-name="P55">Mutation<text:tab/>27</text:p>
          <text:p text:style-name="P56">N</text:p>
          <text:p text:style-name="P55">nil&lt;&gt;<text:tab/>92</text:p>
          <text:p text:style-name="P55">nil=<text:tab/>93</text:p>
          <text:p text:style-name="P55">NilClass<text:tab/>79</text:p>
          <text:p text:style-name="P55">nip<text:tab/>18</text:p>
          <text:p text:style-name="P55">not<text:tab/>93</text:p>
          <text:p text:style-name="P55">Numeric<text:tab/>81</text:p>
          <text:p text:style-name="P56">O</text:p>
          <text:p text:style-name="P55">Object<text:tab/>84</text:p>
          <text:p text:style-name="P55">OutStream<text:tab/>94</text:p>
          <text:p text:style-name="P55">over<text:tab/>18</text:p>
          <text:p text:style-name="P56">P</text:p>
          <text:p text:style-name="P55">pick<text:tab/>18</text:p>
          <text:p text:style-name="P55">Polymorphism<text:tab/>46</text:p>
          <text:p text:style-name="P55">Procedure<text:tab/>96</text:p>
          <text:p text:style-name="P56">Q</text:p>
          <text:p text:style-name="P55">Queue<text:tab/>97</text:p>
          <text:p text:style-name="P56">R</text:p>
          <text:p text:style-name="P55">Rake<text:tab/>11</text:p>
          <text:p text:style-name="P55">Rational<text:tab/>98</text:p>
          <text:p text:style-name="P55">Referencing<text:tab/>26</text:p>
          <text:p text:style-name="P55">repeat<text:tab/>24</text:p>
          <text:p text:style-name="P55">Routing<text:tab/>48</text:p>
          <text:p text:style-name="P56">S</text:p>
          <text:p text:style-name="P55">Scoping<text:tab/>25</text:p>
          <text:p text:style-name="P55">Stack<text:tab/>100</text:p>
          <text:p text:style-name="P55">String<text:tab/>101</text:p>
          <text:p text:style-name="P55">super<text:tab/>106, 108</text:p>
          <text:p text:style-name="P55">swap<text:tab/>19</text:p>
          <text:p text:style-name="P55">switch<text:tab/>20</text:p>
          <text:p text:style-name="P55">SymbolMap<text:tab/>47</text:p>
          <text:p text:style-name="P56">T</text:p>
          <text:p text:style-name="P55">Testing<text:tab/>11</text:p>
          <text:p text:style-name="P55">Thanks<text:tab/>9</text:p>
          <text:p text:style-name="P55">then<text:tab/>20</text:p>
          <text:p text:style-name="P55">Thread<text:tab/>103</text:p>
          <text:p text:style-name="P55">throw"<text:tab/>37</text:p>
          <text:p text:style-name="P55">TrueClass<text:tab/>104</text:p>
          <text:p text:style-name="P55">try<text:tab/>33, 36</text:p>
          <text:p text:style-name="P55">tuck<text:tab/>19</text:p>
          <text:p text:style-name="P55">Typing<text:tab/>25</text:p>
          <text:p text:style-name="P56">U</text:p>
          <text:p text:style-name="P55">until<text:tab/>24</text:p>
          <text:p text:style-name="P56">V</text:p>
          <text:p text:style-name="P55">val:<text:tab/>25, 106</text:p>
          <text:p text:style-name="P55">val@:<text:tab/>26, 107</text:p>
          <text:p text:style-name="P55">val#:<text:tab/>26</text:p>
          <text:p text:style-name="P55">val$:<text:tab/>26</text:p>
          <text:p text:style-name="P55">var:<text:tab/>25, 107</text:p>
          <text:p text:style-name="P55">var@:<text:tab/>26, 107</text:p>
          <text:p text:style-name="P55">var#:<text:tab/>26</text:p>
          <text:p text:style-name="P55">var$:<text:tab/>26</text:p>
          <text:p text:style-name="P55">VirtualMachine<text:tab/>105</text:p>
          <text:p text:style-name="P56">X</text:p>
          <text:p text:style-name="P55">x<text:tab/>52</text:p>
          <text:p text:style-name="P56">^</text:p>
          <text:p text:style-name="P55">^^<text:tab/>68, 79, 91</text:p>
          <text:p text:style-name="P56">-</text:p>
          <text:p text:style-name="P55">-&gt;<text:tab/>71</text:p>
          <text:p text:style-name="P55">-i<text:tab/>22</text:p>
          <text:p text:style-name="P55">-j<text:tab/>22</text:p>
          <text:p text:style-name="P56">;</text:p>
          <text:p text:style-name="P55">;<text:tab/>107p.</text:p>
          <text:p text:style-name="P56">:</text:p>
          <text:p text:style-name="P55">:<text:tab/>48</text:p>
          <text:p text:style-name="P56">!</text:p>
          <text:p text:style-name="P55">!<text:tab/>54</text:p>
          <text:p text:style-name="P56">?</text:p>
          <text:p text:style-name="P55">?"<text:tab/>34, 36</text:p>
          <text:p text:style-name="P56">.</text:p>
          <text:p text:style-name="P55">.<text:tab/>84</text:p>
          <text:p text:style-name="P55">.-left<text:tab/>55</text:p>
          <text:p text:style-name="P55">.-mid<text:tab/>56</text:p>
          <text:p text:style-name="P55">.-midlr<text:tab/>56</text:p>
          <text:p text:style-name="P55">.-right<text:tab/>56</text:p>
          <text:p text:style-name="P55">.:<text:tab/>48, 106</text:p>
          <text:p text:style-name="P55">.::<text:tab/>48, 107</text:p>
          <text:p text:style-name="P55">.[]!<text:tab/>56, 72</text:p>
          <text:p text:style-name="P55">.[]@<text:tab/>57, 72</text:p>
          <text:p text:style-name="P55">.+left<text:tab/>54</text:p>
          <text:p text:style-name="P55">.+mid<text:tab/>55</text:p>
          <text:p text:style-name="P55">.+midlr<text:tab/>55</text:p>
          <text:p text:style-name="P55">.+right<text:tab/>55</text:p>
          <text:p text:style-name="P55">.cbrt<text:tab/>66</text:p>
          <text:p text:style-name="P55">.class<text:tab/>85</text:p>
          <text:p text:style-name="P55">.clone<text:tab/>85</text:p>
          <text:p text:style-name="P55">.copy<text:tab/>85</text:p>
          <text:p text:style-name="P55">.e**<text:tab/>66</text:p>
          <text:p text:style-name="P55">.init<text:tab/>26, 86</text:p>
          <text:p text:style-name="P55">.is_class?<text:tab/>62, 86</text:p>
          <text:p text:style-name="P55">.keys<text:tab/>72</text:p>
          <text:p text:style-name="P55">.left<text:tab/>57</text:p>
          <text:p text:style-name="P55">.length<text:tab/>57</text:p>
          <text:p text:style-name="P55">.max<text:tab/>58</text:p>
          <text:p text:style-name="P55">.mid<text:tab/>58</text:p>
          <text:p text:style-name="P55">.midlr<text:tab/>58</text:p>
          <text:p text:style-name="P55">.min<text:tab/>59</text:p>
          <text:p text:style-name="P55">.name<text:tab/>86</text:p>
          <text:p text:style-name="P55">.new<text:tab/>52, 62</text:p>
          <text:p text:style-name="P55">.new_size<text:tab/>53</text:p>
          <text:p text:style-name="P55">.new_value<text:tab/>53</text:p>
          <text:p text:style-name="P55">.new_values<text:tab/>53</text:p>
          <text:p text:style-name="P55">.new{<text:tab/>52</text:p>
          <text:p text:style-name="P55">.parent_class<text:tab/>63</text:p>
          <text:p text:style-name="P55">.pp<text:tab/>59, 72</text:p>
          <text:p text:style-name="P55">.reverse<text:tab/>59</text:p>
          <text:p text:style-name="P55">.right<text:tab/>59</text:p>
          <text:p text:style-name="P55"><text:soft-page-break/>.shuffle<text:tab/>60</text:p>
          <text:p text:style-name="P55">.sort<text:tab/>60</text:p>
          <text:p text:style-name="P55">.split<text:tab/>66, 98</text:p>
          <text:p text:style-name="P55">.sqrt<text:tab/>66</text:p>
          <text:p text:style-name="P55">.strlen<text:tab/>86</text:p>
          <text:p text:style-name="P55">.strmax<text:tab/>60</text:p>
          <text:p text:style-name="P55">.strmax2<text:tab/>73</text:p>
          <text:p text:style-name="P55">.subclass:<text:tab/>63</text:p>
          <text:p text:style-name="P55">.throw<text:tab/>37</text:p>
          <text:p text:style-name="P55">.to_f<text:tab/>87</text:p>
          <text:p text:style-name="P55">.to_f!<text:tab/>87</text:p>
          <text:p text:style-name="P55">.to_i<text:tab/>87</text:p>
          <text:p text:style-name="P55">.to_i!<text:tab/>87</text:p>
          <text:p text:style-name="P55">.to_n<text:tab/>88</text:p>
          <text:p text:style-name="P55">.to_n!<text:tab/>88</text:p>
          <text:p text:style-name="P55">.to_r<text:tab/>89</text:p>
          <text:p text:style-name="P55">.to_r!<text:tab/>89</text:p>
          <text:p text:style-name="P55">.to_s<text:tab/>63, 89</text:p>
          <text:p text:style-name="P55">.to_x<text:tab/>90</text:p>
          <text:p text:style-name="P55">.to_x!<text:tab/>90</text:p>
          <text:p text:style-name="P55">.values<text:tab/>73</text:p>
          <text:p text:style-name="P56">)</text:p>
          <text:p text:style-name="P55">)entries<text:tab/>112</text:p>
          <text:p text:style-name="P55">)methods<text:tab/>64, 84</text:p>
          <text:p text:style-name="P55">)stubs<text:tab/>64</text:p>
          <text:p text:style-name="P56">{</text:p>
          <text:p text:style-name="P55">{<text:tab/>71</text:p>
          <text:p text:style-name="P56">}</text:p>
          <text:p text:style-name="P55">}<text:tab/>52, 71</text:p>
          <text:p text:style-name="P56">@</text:p>
          <text:p text:style-name="P55">@<text:tab/>61</text:p>
          <text:p text:style-name="P56">&amp;</text:p>
          <text:p text:style-name="P55">&amp;&amp;<text:tab/>68, 79, 84</text:p>
          <text:p text:style-name="P56">+</text:p>
          <text:p text:style-name="P55">+<text:tab/>54</text:p>
          <text:p text:style-name="P55">+loop<text:tab/>22</text:p>
          <text:p text:style-name="P56">&lt;</text:p>
          <text:p text:style-name="P55">&lt;&lt;<text:tab/>61</text:p>
          <text:p text:style-name="P55">&lt;&gt;<text:tab/>90</text:p>
          <text:p text:style-name="P56">=</text:p>
          <text:p text:style-name="P55">=<text:tab/>91</text:p>
          <text:p text:style-name="P56">|</text:p>
          <text:p text:style-name="P55">||<text:tab/>69, 79, 93</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4">[before] word [after] (h3)</text:p>
            <text:p text:style-name="Text_20_body">Routing:</text:p>
            <text:p text:style-name="P3">description</text:p>
          </table:table-cell>
          <table:covered-table-cell/>
        </table:table-row>
        <table:table-row table:style-name="Table58.1">
          <table:table-cell table:style-name="Table58.A2" office:value-type="string">
            <text:p text:style-name="P12">Code</text:p>
          </table:table-cell>
          <table:table-cell table:style-name="Table58.B2" office:value-type="string">
            <text:p text:style-name="P12">Result</text:p>
          </table:table-cell>
        </table:table-row>
        <table:table-row table:style-name="Table58.1">
          <table:table-cell table:style-name="Table58.A2" office:value-type="string">
            <text:p text:style-name="Snippet"/>
          </table:table-cell>
          <table:table-cell table:style-name="Table58.B2" office:value-type="string">
            <text:p text:style-name="P14"/>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4">[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2">Code</text:p>
          </table:table-cell>
          <table:table-cell table:style-name="Table61.B2" office:value-type="string">
            <text:p text:style-name="P12">Result</text:p>
          </table:table-cell>
        </table:table-row>
        <table:table-row table:style-name="Table61.2">
          <table:table-cell table:style-name="Table61.A2" office:value-type="string">
            <text:p text:style-name="Snippet"/>
          </table:table-cell>
          <table:table-cell table:style-name="Table61.B2" office:value-type="string">
            <text:p text:style-name="P14"/>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2">Code</text:p>
          </table:table-cell>
          <table:table-cell table:style-name="Table102.B1" office:value-type="string">
            <text:p text:style-name="P12">Result</text:p>
          </table:table-cell>
        </table:table-row>
        <table:table-row table:style-name="Table102.1">
          <table:table-cell table:style-name="Table102.A2" office:value-type="string">
            <text:p text:style-name="Snippet"/>
          </table:table-cell>
          <table:table-cell table:style-name="Table102.B2"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text:page-number> of <text:page-count>11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9H18M56S</meta:editing-duration>
    <meta:editing-cycles>1715</meta:editing-cycles>
    <meta:generator>OpenOffice/4.1.1$Win32 OpenOffice.org_project/411m6$Build-9775</meta:generator>
    <dc:date>2015-04-18T11:22:11.16</dc:date>
    <dc:creator>Peter Camilleri</dc:creator>
    <meta:printed-by>Peter Camilleri</meta:printed-by>
    <meta:print-date>2015-02-10T10:49:15.76</meta:print-date>
    <meta:document-statistic meta:table-count="108" meta:image-count="0" meta:object-count="0" meta:page-count="117" meta:paragraph-count="3738" meta:word-count="21049" meta:character-count="121113"/>
    <meta:template xlink:type="simple" xlink:actuate="onRequest" xlink:title="MyDefault" xlink:href="../../../../OpenOffice.org/3/user/template/MyDefault.ott" meta:date="2014-06-26T22:09:00.24"/>
  </office:meta>
</office:document-meta>
</file>